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62.79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5.05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4.99mm"/>
    </style:style>
    <style:style style:name="co10" style:family="table-column">
      <style:table-column-properties fo:break-before="auto" style:column-width="124.41mm"/>
    </style:style>
    <style:style style:name="co11" style:family="table-column">
      <style:table-column-properties fo:break-before="auto" style:column-width="36.49mm"/>
    </style:style>
    <style:style style:name="co12" style:family="table-column">
      <style:table-column-properties fo:break-before="auto" style:column-width="10mm"/>
    </style:style>
    <style:style style:name="co13" style:family="table-column">
      <style:table-column-properties fo:break-before="auto" style:column-width="104.4mm"/>
    </style:style>
    <style:style style:name="co14" style:family="table-column">
      <style:table-column-properties fo:break-before="auto" style:column-width="41.5mm"/>
    </style:style>
    <style:style style:name="co15" style:family="table-column">
      <style:table-column-properties fo:break-before="auto" style:column-width="106.4mm"/>
    </style:style>
    <style:style style:name="co16" style:family="table-column">
      <style:table-column-properties fo:break-before="auto" style:column-width="46.5mm"/>
    </style:style>
    <style:style style:name="co17" style:family="table-column">
      <style:table-column-properties fo:break-before="auto" style:column-width="107.49mm"/>
    </style:style>
    <style:style style:name="co18" style:family="table-column">
      <style:table-column-properties fo:break-before="auto" style:column-width="17.5mm"/>
    </style:style>
    <style:style style:name="co19" style:family="table-column">
      <style:table-column-properties fo:break-before="auto" style:column-width="117.49mm"/>
    </style:style>
    <style:style style:name="co20" style:family="table-column">
      <style:table-column-properties fo:break-before="auto" style:column-width="15.5mm"/>
    </style:style>
    <style:style style:name="co21" style:family="table-column">
      <style:table-column-properties fo:break-before="auto" style:column-width="11.99mm"/>
    </style:style>
    <style:style style:name="co22" style:family="table-column">
      <style:table-column-properties fo:break-before="auto" style:column-width="94.4mm"/>
    </style:style>
    <style:style style:name="co23" style:family="table-column">
      <style:table-column-properties fo:break-before="auto" style:column-width="36.6mm"/>
    </style:style>
    <style:style style:name="co24" style:family="table-column">
      <style:table-column-properties fo:break-before="auto" style:column-width="77.21mm"/>
    </style:style>
    <style:style style:name="co25" style:family="table-column">
      <style:table-column-properties fo:break-before="auto" style:column-width="57.2mm"/>
    </style:style>
    <style:style style:name="co26" style:family="table-column">
      <style:table-column-properties fo:break-before="auto" style:column-width="32mm"/>
    </style:style>
    <style:style style:name="co27" style:family="table-column">
      <style:table-column-properties fo:break-before="auto" style:column-width="12.59mm"/>
    </style:style>
    <style:style style:name="co28" style:family="table-column">
      <style:table-column-properties fo:break-before="auto" style:column-width="27.5mm"/>
    </style:style>
    <style:style style:name="co29" style:family="table-column">
      <style:table-column-properties fo:break-before="auto" style:column-width="24.99mm"/>
    </style:style>
    <style:style style:name="co30" style:family="table-column">
      <style:table-column-properties fo:break-before="auto" style:column-width="35.81mm"/>
    </style:style>
    <style:style style:name="co31" style:family="table-column">
      <style:table-column-properties fo:break-before="auto" style:column-width="42.21mm"/>
    </style:style>
    <style:style style:name="co32" style:family="table-column">
      <style:table-column-properties fo:break-before="auto" style:column-width="21.7mm"/>
    </style:style>
    <style:style style:name="co33" style:family="table-column">
      <style:table-column-properties fo:break-before="auto" style:column-width="30.76mm"/>
    </style:style>
    <style:style style:name="co34" style:family="table-column">
      <style:table-column-properties fo:break-before="auto" style:column-width="18.7mm"/>
    </style:style>
    <style:style style:name="co35" style:family="table-column">
      <style:table-column-properties fo:break-before="auto" style:column-width="105.5mm"/>
    </style:style>
    <style:style style:name="co36" style:family="table-column">
      <style:table-column-properties fo:break-before="auto" style:column-width="21.5mm"/>
    </style:style>
    <style:style style:name="co37" style:family="table-column">
      <style:table-column-properties fo:break-before="auto" style:column-width="16mm"/>
    </style:style>
    <style:style style:name="co38" style:family="table-column">
      <style:table-column-properties fo:break-before="auto" style:column-width="32.6mm"/>
    </style:style>
    <style:style style:name="co39" style:family="table-column">
      <style:table-column-properties fo:break-before="auto" style:column-width="65mm"/>
    </style:style>
    <style:style style:name="co40" style:family="table-column">
      <style:table-column-properties fo:break-before="auto" style:column-width="14.69mm"/>
    </style:style>
    <style:style style:name="co41" style:family="table-column">
      <style:table-column-properties fo:break-before="auto" style:column-width="34.01mm"/>
    </style:style>
    <style:style style:name="co42" style:family="table-column">
      <style:table-column-properties fo:break-before="auto" style:column-width="22.51mm"/>
    </style:style>
    <style:style style:name="co43" style:family="table-column">
      <style:table-column-properties fo:break-before="auto" style:column-width="99.4mm"/>
    </style:style>
    <style:style style:name="co44" style:family="table-column">
      <style:table-column-properties fo:break-before="auto" style:column-width="27.01mm"/>
    </style:style>
    <style:style style:name="co45" style:family="table-column">
      <style:table-column-properties fo:break-before="auto" style:column-width="4.99mm"/>
    </style:style>
    <style:style style:name="co46" style:family="table-column">
      <style:table-column-properties fo:break-before="auto" style:column-width="14.01mm"/>
    </style:style>
    <style:style style:name="co47" style:family="table-column">
      <style:table-column-properties fo:break-before="auto" style:column-width="99.99mm"/>
    </style:style>
    <style:style style:name="co48" style:family="table-column">
      <style:table-column-properties fo:break-before="auto" style:column-width="17mm"/>
    </style:style>
    <style:style style:name="co49" style:family="table-column">
      <style:table-column-properties fo:break-before="auto" style:column-width="83.01mm"/>
    </style:style>
    <style:style style:name="co50" style:family="table-column">
      <style:table-column-properties fo:break-before="auto" style:column-width="26.6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8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.21mm" fo:break-before="auto" style:use-optimal-row-height="false"/>
    </style:style>
    <style:style style:name="ro6" style:family="table-row">
      <style:table-row-properties style:row-height="13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90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91" style:family="table-cell" style:parent-style-name="Default">
      <style:text-properties fo:font-size="16pt" style:font-size-asian="16pt" style:font-size-complex="16pt"/>
    </style:style>
    <style:style style:name="ce8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9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7.5pt" style:font-weight-asian="bold" style:font-size-complex="7.5pt" style:font-weight-complex="bold"/>
    </style:style>
    <style:style style:name="ce93" style:family="table-cell" style:parent-style-name="Default">
      <style:table-cell-properties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94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95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  <style:text-properties fo:font-size="16pt" style:font-size-asian="16pt" style:font-size-complex="16pt"/>
    </style:style>
    <style:style style:name="ce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97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fo:font-size="16pt" style:font-size-asian="16pt" style:font-size-complex="16pt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0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fo:font-size="16pt" style:font-size-asian="16pt" style:font-size-complex="16pt"/>
    </style:style>
    <style:style style:name="ce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102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fo:font-size="16pt" style:font-size-asian="16pt" style:font-size-complex="16pt"/>
    </style:style>
    <style:style style:name="ce2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7.5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fo:font-size="16pt" style:font-size-asian="16pt" style:font-size-complex="16pt"/>
    </style:style>
    <style:style style:name="ce13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1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line-through-style="solid" style:text-line-through-type="single" fo:font-size="16pt" style:font-size-asian="16pt" style:font-size-complex="16pt"/>
    </style:style>
    <style:style style:name="ce152" style:family="table-cell" style:parent-style-name="Default">
      <style:table-cell-properties fo:border="0.74pt solid #000000"/>
      <style:text-properties style:text-line-through-style="solid" style:text-line-through-type="single" fo:font-size="16pt" style:font-size-asian="16pt" style:font-size-complex="16pt"/>
    </style:style>
    <style:style style:name="ce153" style:family="table-cell" style:parent-style-name="Default">
      <style:table-cell-properties style:text-align-source="fix" style:repeat-content="false" fo:border="0.74pt solid #000000" style:vertical-align="top"/>
      <style:paragraph-properties fo:text-align="end" fo:margin-left="0mm"/>
      <style:text-properties fo:color="#000000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dddddd" style:text-line-through-style="solid" style:text-line-through-type="single" fo:font-size="16pt" style:font-size-asian="16pt" style:font-size-complex="16pt"/>
    </style:style>
    <style:style style:name="ce157" style:family="table-cell" style:parent-style-name="Default">
      <style:table-cell-properties fo:border-bottom="0.74pt solid #000000" fo:border-left="0.74pt solid #000000" fo:border-right="0.74pt solid #b2b2b2" fo:border-top="0.74pt solid #000000"/>
      <style:text-properties style:font-name="Liberation Sans1" fo:font-size="16pt" style:font-size-asian="16pt" style:font-size-complex="16pt"/>
    </style:style>
    <style:style style:name="ce158" style:family="table-cell" style:parent-style-name="Default">
      <style:table-cell-properties fo:border-bottom="0.74pt solid #000000" fo:border-left="0.74pt solid #b2b2b2" fo:border-right="0.74pt solid #b2b2b2" fo:border-top="0.74pt solid #000000"/>
      <style:text-properties style:font-name="Liberation Sans1" fo:font-size="16pt" style:font-size-asian="16pt" style:font-size-complex="16pt"/>
    </style:style>
    <style:style style:name="ce159" style:family="table-cell" style:parent-style-name="Default">
      <style:table-cell-properties fo:border-bottom="0.74pt solid #000000" fo:border-left="0.74pt solid #b2b2b2" fo:border-right="0.74pt solid #000000" fo:border-top="0.74pt solid #000000"/>
      <style:text-properties style:font-name="Liberation Sans1" fo:font-size="16pt" style:font-size-asian="16pt" style:font-size-complex="16pt"/>
    </style:style>
    <style:style style:name="ce1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6pt" style:font-size-asian="16pt" style:font-size-complex="16pt"/>
    </style:style>
    <style:style style:name="ce161" style:family="table-cell" style:parent-style-name="Default">
      <style:table-cell-properties fo:background-color="#dddddd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162" style:family="table-cell" style:parent-style-name="Default">
      <style:table-cell-properties fo:background-color="#cccccc" style:text-align-source="value-type" style:repeat-content="false" fo:border="0.74pt solid #000000" style:vertical-align="middle"/>
      <style:paragraph-properties fo:margin-left="0mm"/>
      <style:text-properties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  <style:style style:name="ce164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4pt" style:font-size-asian="14pt" style:font-size-complex="14pt"/>
    </style:style>
    <style:style style:name="ce16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color="#b2b2b2" fo:font-size="11pt" style:font-size-asian="11pt" style:font-size-complex="11pt"/>
    </style:style>
    <style:style style:name="ce1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8pt" style:font-size-asian="8pt" style:font-size-complex="8pt"/>
    </style:style>
    <style:style style:name="ce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8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start" fo:margin-left="0mm"/>
      <style:text-properties fo:color="#ffffff" fo:font-size="24pt" fo:font-weight="bold" style:font-size-asian="24pt" style:font-weight-asian="bold" style:font-size-complex="24pt" style:font-weight-complex="bold"/>
    </style:style>
    <style:style style:name="ce1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70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mm"/>
      <style:text-properties fo:font-size="16pt" style:font-size-asian="16pt" style:font-size-complex="16pt"/>
    </style:style>
    <style:style style:name="ce8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71" style:family="table-cell" style:parent-style-name="Default">
      <style:table-cell-properties fo:border-bottom="0.74pt solid #000000" style:text-align-source="fix" style:repeat-content="false" fo:border-left="0.74pt solid #000000" fo:border-right="0.74pt solid #b2b2b2" fo:border-top="0.74pt solid #000000" style:vertical-align="middle"/>
      <style:paragraph-properties fo:text-align="start" fo:margin-left="0mm"/>
      <style:text-properties fo:font-size="16pt" style:font-size-asian="16pt" style:font-size-complex="16pt"/>
    </style:style>
    <style:style style:name="ce172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73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/>
      <style:paragraph-properties fo:text-align="start" fo:margin-left="0mm"/>
      <style:text-properties fo:font-size="16pt" style:font-size-asian="16pt" style:font-size-complex="16pt"/>
    </style:style>
    <style:style style:name="ce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6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6pt" style:font-size-asian="16pt" style:font-size-complex="16pt"/>
    </style:style>
    <style:style style:name="ce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79" style:family="table-cell" style:parent-style-name="Default">
      <style:table-cell-properties fo:border-bottom="0.74pt solid #000000" style:text-align-source="fix" style:repeat-content="false" fo:border-left="0.74pt solid #b2b2b2" fo:border-right="0.74pt solid #000000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Liberation Sans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 Regular" style:font-name-complex="FreeSans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size-asian="16pt" style:font-size-complex="16pt"/>
    </style:style>
    <style:style style:name="T10" style:family="text">
      <style:text-properties style:language-complex="hi" style:country-complex="IN" fo:color="#ffffff" fo:font-size="24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size-asian="24pt" style:font-size-complex="24pt" style:font-weight-asian="bold" style:font-weight-complex="bold" style:font-style-asian="normal" style:font-style-complex="normal" style:text-emphasize="none" style:font-relief="none" style:language-asian="zh" style:country-asian="CN"/>
    </style:style>
    <style:style style:name="T11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2pt" style:font-size-asian="12pt" style:font-size-complex="12pt"/>
    </style:style>
    <style:style style:name="T12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0pt" style:font-size-asian="10pt" style:font-size-complex="10pt"/>
    </style:style>
    <style:style style:name="T13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16pt" style:font-size-asian="16pt" style:font-size-complex="16pt"/>
    </style:style>
    <style:style style:name="T14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4pt" style:font-size-asian="24pt" style:font-size-complex="24pt"/>
    </style:style>
    <style:style style:name="T15" style:family="text">
      <style:text-properties style:language-complex="hi" style:country-complex="IN" fo:color="#ffffff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text-overline-style="none" style:text-overline-color="font-color" style:font-name-asian="Noto Sans CJK SC Regular" style:font-name="Liberation Sans" style:font-name-complex="FreeSans" style:font-weight-asian="bold" style:font-weight-complex="bold" style:font-style-asian="normal" style:font-style-complex="normal" style:text-emphasize="none" style:font-relief="none" style:language-asian="zh" style:country-asian="CN" fo:font-size="22pt" style:font-size-asian="22pt" style:font-size-complex="22pt"/>
    </style:style>
  </office:automatic-styles>
  <office:body>
    <office:spreadsheet>
      <table:calculation-settings table:automatic-find-labels="false"/>
      <table:table table:name="∞. BÓG + J. SAKRAMENTY + YA. PATRONI MOICH IMION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6" table:default-cell-style-name="ce91"/>
        <table:table-column table:style-name="co7" table:number-columns-repeated="4" table:default-cell-style-name="ce91"/>
        <table:table-column table:style-name="co8" table:number-columns-repeated="1011" table:default-cell-style-name="ce91"/>
        <table:table-row table:style-name="ro1">
          <table:table-cell table:style-name="ce1" office:value-type="string" calcext:value-type="string" table:number-columns-spanned="5" table:number-rows-spanned="1">
            <text:p>∞. BÓG</text:p>
          </table:table-cell>
          <table:covered-table-cell table:style-name="ce87"/>
          <table:covered-table-cell table:style-name="ce93"/>
          <table:covered-table-cell table:style-name="ce15"/>
          <table:covered-table-cell table:style-name="ce100"/>
          <table:table-cell table:style-name="ce96" office:value-type="string" calcext:value-type="string" table:number-columns-spanned="3" table:number-rows-spanned="1">
            <text:p>WŁAŚCICIEL:</text:p>
          </table:table-cell>
          <table:covered-table-cell table:style-name="ce100"/>
          <table:covered-table-cell table:style-name="ce23"/>
          <table:table-cell table:style-name="ce2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23"/>
          <table:table-cell table:style-name="ce139"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NAZWA WYDARZENIA</text:p>
          </table:table-cell>
          <table:covered-table-cell table:number-columns-repeated="2" table:style-name="ce2"/>
          <table:table-cell table:style-name="ce5" office:value-type="string" calcext:value-type="string" table:number-columns-spanned="4" table:number-rows-spanned="1">
            <text:p>DATA WYDARZENIA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5" office:value-type="string" calcext:value-type="string">
            <text:p>WIEDZA</text:p>
          </table:table-cell>
          <table:table-cell table:style-name="ce2" office:value-type="string" calcext:value-type="string" table:number-columns-spanned="4" table:number-rows-spanned="1">
            <text:p>INFORMACJE DODATKOWE</text:p>
          </table:table-cell>
          <table:covered-table-cell table:number-columns-repeated="3" table:style-name="ce2"/>
          <table:table-cell table:style-name="ce143"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ZAWIERZENIE I CREDO</text:p>
          </table:table-cell>
          <table:covered-table-cell table:style-name="ce3"/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105" office:value-type="string" calcext:value-type="string">
            <text:p>T+I+II+III</text:p>
          </table:table-cell>
          <table:table-cell table:style-name="ce25" table:number-columns-spanned="4" table:number-rows-spanned="1"/>
          <table:covered-table-cell table:number-columns-repeated="3" table:style-name="ce90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3" table:number-rows-spanned="1">
            <text:p><text:s/>NARODZINY</text:p>
          </table:table-cell>
          <table:covered-table-cell table:style-name="ce3"/>
          <table:covered-table-cell table:style-name="ce95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1">
          <table:table-cell table:style-name="ce4" office:value-type="string" calcext:value-type="string" table:number-columns-spanned="12" table:number-rows-spanned="1">
            <text:p>J. SAKRAMENTY</text:p>
          </table:table-cell>
          <table:covered-table-cell table:style-name="ce87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covered-table-cell table:number-columns-repeated="5"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2" table:number-rows-spanned="1">
            <text:p>NAZWA SAKRAMENTU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DATA PIERWSZEGO PRZYJĘCIA</text:p>
            <text:p><text:span text:style-name="T2">(DZ. TYG. | ROK | MIESIĄC | DZIEŃ)</text:span></text:p>
          </table:table-cell>
          <table:covered-table-cell table:number-columns-repeated="3" table:style-name="ce88"/>
          <table:table-cell table:style-name="ce2" office:value-type="string" calcext:value-type="string" table:number-columns-spanned="5" table:number-rows-spanned="1">
            <text:p>INFORMACJE DODATKOWE</text:p>
          </table:table-cell>
          <table:covered-table-cell table:number-columns-repeated="4" table:style-name="ce2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CHRZEST ŚWIĘTY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SPOWIEDŹ ŚWIĘTA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KOMUNIA ŚWIĘTA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BIERZMOWANIE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NAMASZCZENIE CHORYCH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KAPŁAŃSTWO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2">
          <table:table-cell table:style-name="ce89"/>
          <table:table-cell table:style-name="ce3" office:value-type="string" calcext:value-type="string" table:number-columns-spanned="2" table:number-rows-spanned="1">
            <text:p><text:s/>MAŁŻEŃSTWO</text:p>
          </table:table-cell>
          <table:covered-table-cell table:style-name="ce9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5" table:number-rows-spanned="1"/>
          <table:covered-table-cell table:number-columns-repeated="4" table:style-name="ce90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YA. <text:span text:style-name="T1">OSIĄGNIĘCIE:</text:span> PATRONI MOICH IMION</text:p>
          </table:table-cell>
          <table:covered-table-cell table:style-name="ce87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covered-table-cell table:number-columns-repeated="5"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92" office:value-type="string" calcext:value-type="string">
            <text:p>TYP: CHRZEST</text:p>
            <text:p>BIERZMOWANIE</text:p>
            <text:p>IMIĘ ZAKONNE</text:p>
          </table:table-cell>
          <table:table-cell table:style-name="ce85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88"/>
          <table:covered-table-cell table:style-name="ce2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2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_. PRZYPISY" table:style-name="ta1">
        <table:table-column table:style-name="co9" table:default-cell-style-name="ce91"/>
        <table:table-column table:style-name="co1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1" table:default-cell-style-name="ce91"/>
        <table:table-column table:style-name="co12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<text:span text:style-name="T4">＊</text:span>. PRZYPISY</text:p>
          </table:table-cell>
          <table:covered-table-cell table:style-name="ce93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9" table:number-rows-spanned="1">
            <text:p>KOMENTARZ</text:p>
          </table:table-cell>
          <table:covered-table-cell table:style-name="ce5"/>
          <table:covered-table-cell table:number-columns-repeated="2" table:style-name="ce2"/>
          <table:covered-table-cell table:number-columns-repeated="2" table:style-name="ce5"/>
          <table:covered-table-cell table:style-name="ce154"/>
          <table:covered-table-cell table:number-columns-repeated="2" table:style-name="ce5"/>
          <table:table-cell table:style-name="ce143"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style-name="ce121"/>
          <table:covered-table-cell table:number-columns-repeated="2" table:style-name="ce144"/>
          <table:covered-table-cell table:number-columns-repeated="2" table:style-name="ce152"/>
          <table:covered-table-cell table:number-columns-repeated="3" table:style-name="ce156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9" table:number-rows-spanned="1"/>
          <table:covered-table-cell table:number-columns-repeated="3" table:style-name="ce121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. PATRONI - OBROŃCY" table:style-name="ta1">
        <table:table-column table:style-name="co9" table:default-cell-style-name="ce91"/>
        <table:table-column table:style-name="co1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4" table:default-cell-style-name="ce91"/>
        <table:table-column table:style-name="co9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2" table:number-rows-spanned="1">
            <text:p>A. PATRONI OBROŃCY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AZWA PATRONA OBROŃCY</text:p>
            <text:p><text:span text:style-name="T2">(JEDNEGO ZNANEGO Z IMIENIA LUB WIELU ANONIMOWYCH)</text:span></text:p>
          </table:table-cell>
          <table:table-cell table:style-name="ce5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154"/>
          <table:table-cell table:style-name="ce5" office:value-type="string" calcext:value-type="string">
            <text:p>PISMO</text:p>
            <text:p>ŚWIĘTE</text:p>
          </table:table-cell>
          <table:table-cell table:style-name="ce5" office:value-type="string" calcext:value-type="string">
            <text:p>MOD-</text:p>
            <text:p>LITWA</text:p>
          </table:table-cell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PŚ</text:p>
          </table:table-cell>
          <table:table-cell table:style-name="ce160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. ŚWIĘTA" table:style-name="ta1">
        <table:table-column table:style-name="co9" table:default-cell-style-name="ce91"/>
        <table:table-column table:style-name="co15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6" table:default-cell-style-name="ce91"/>
        <table:table-column table:style-name="co12" table:number-columns-repeated="2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B. ŚWIĘTA</text:p>
          </table:table-cell>
          <table:covered-table-cell table:number-columns-repeated="2"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number-columns-repeated="2" table:style-name="ce93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PEŁNA NAZWA ŚWIĘTA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5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>
            <text:p>DODATKOWE</text:p>
            <text:p>INFORMACJE</text:p>
          </table:table-cell>
          <table:table-cell table:style-name="ce15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5"/>
          <table:table-cell table:style-name="ce143"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. MIEJSCA" table:style-name="ta1">
        <table:table-column table:style-name="co9" table:default-cell-style-name="ce91"/>
        <table:table-column table:style-name="co1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1" table:default-cell-style-name="ce91"/>
        <table:table-column table:style-name="co12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2" table:number-rows-spanned="1">
            <text:p>C. MIEJSCA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TYP I NAZWA MIEJSCA</text:p>
          </table:table-cell>
          <table:table-cell table:style-name="ce5" office:value-type="string" calcext:value-type="string" table:number-columns-spanned="8" table:number-rows-spanned="1">
            <text:p>MIEJSCOWOŚĆ I JEJ LOKALIZACJA ADMINISTRACYJNA</text:p>
            <text:p>(EWENTUALNIE DODATKOWO DZIELNICA LUB ADRES)</text:p>
          </table:table-cell>
          <table:covered-table-cell table:number-columns-repeated="4" table:style-name="ce5"/>
          <table:covered-table-cell table:style-name="ce154"/>
          <table:covered-table-cell table:number-columns-repeated="2" table:style-name="ce5"/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25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5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5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5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5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5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5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5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5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5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5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5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5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5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5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25" table:number-columns-spanned="8" table:number-rows-spanned="1"/>
          <table:covered-table-cell table:number-columns-repeated="4" table:style-name="ce90"/>
          <table:covered-table-cell table:number-columns-repeated="3" table:style-name="ce13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. KOŚCIOŁY" table:style-name="ta1">
        <table:table-column table:style-name="co9" table:default-cell-style-name="ce91"/>
        <table:table-column table:style-name="co1" table:default-cell-style-name="ce91"/>
        <table:table-column table:style-name="co17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8" table:default-cell-style-name="ce91"/>
        <table:table-column table:style-name="co12" table:number-columns-repeated="3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D. KOŚCIOŁY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53"/>
          <table:covered-table-cell table:number-columns-repeated="2"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5" office:value-type="string" calcext:value-type="string" table:number-columns-spanned="4" table:number-rows-spanned="1">
            <text:p>DATA NAWIEDZENIA KOŚCIOŁ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154" office:value-type="string" calcext:value-type="string">
            <text:p>INFORM.</text:p>
            <text:p>DODATK.</text:p>
          </table:table-cell>
          <table:table-cell table:style-name="ce92" office:value-type="string" calcext:value-type="string" table:number-columns-spanned="3" table:number-rows-spanned="1">
            <text:p>DOST. OŁTARZ GŁ.</text:p>
            <text:p>MODLITWA</text:p>
            <text:p>WIEDZA</text:p>
          </table:table-cell>
          <table:covered-table-cell table:style-name="ce154"/>
          <table:covered-table-cell table:style-name="ce5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0" office:value-type="string" calcext:value-type="string">
            <text:p>O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. OŁTARZE" table:style-name="ta1">
        <table:table-column table:style-name="co9" table:default-cell-style-name="ce91"/>
        <table:table-column table:style-name="co1" table:default-cell-style-name="ce91"/>
        <table:table-column table:style-name="co17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8" table:default-cell-style-name="ce91"/>
        <table:table-column table:style-name="co12" table:number-columns-repeated="3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E. OŁ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53"/>
          <table:covered-table-cell table:number-columns-repeated="2"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MIEJSCOWOŚĆ, TYTUŁ OŁTARZA (KAPLICY)</text:p>
            <text:p><text:span text:style-name="T2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5" office:value-type="string" calcext:value-type="string" table:number-columns-spanned="4" table:number-rows-spanned="1">
            <text:p>DATA NAWIEDZENIA OŁ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54" office:value-type="string" calcext:value-type="string" table:number-columns-spanned="2" table:number-rows-spanned="1">
            <text:p>MODLITWA</text:p>
            <text:p>WIEDZA</text:p>
          </table:table-cell>
          <table:covered-table-cell table:style-name="ce5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. ADORACJE" table:style-name="ta1">
        <table:table-column table:style-name="co9" table:default-cell-style-name="ce91"/>
        <table:table-column table:style-name="co1" table:default-cell-style-name="ce91"/>
        <table:table-column table:style-name="co17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8" table:default-cell-style-name="ce91"/>
        <table:table-column table:style-name="co12" table:number-columns-repeated="3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F. ADORACJ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6" table:number-rows-spanned="1">
            <text:p>myPatrons.org</text:p>
          </table:table-cell>
          <table:covered-table-cell table:number-columns-repeated="3" table:style-name="ce153"/>
          <table:covered-table-cell table:number-columns-repeated="2"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MIEJSCOWOŚĆ, TYP I TYTUŁ KOŚCIOŁA</text:p>
            <text:p><text:span text:style-name="T2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5" office:value-type="string" calcext:value-type="string" table:number-columns-spanned="4" table:number-rows-spanned="1">
            <text:p>DATA ROZPOCZĘCIA ADORACJI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154" office:value-type="string" calcext:value-type="string">
            <text:p>INFORM.</text:p>
            <text:p>DODATK.</text:p>
          </table:table-cell>
          <table:table-cell table:style-name="ce92" office:value-type="string" calcext:value-type="string" table:number-columns-spanned="3" table:number-rows-spanned="1">
            <text:p>CZĘŚCI – 15min</text:p>
            <text:p>MOD. DO PATRONA</text:p>
            <text:p>NIECHAJ BĘDZIE …</text:p>
          </table:table-cell>
          <table:covered-table-cell table:style-name="ce154"/>
          <table:covered-table-cell table:style-name="ce5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05" office:value-type="string" calcext:value-type="string">
            <text:p>1 | 2</text:p>
            <text:p>3 | 4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N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. ODPUSTY PARAFIALNE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0" table:default-cell-style-name="ce91"/>
        <table:table-column table:style-name="co12" table:default-cell-style-name="ce91"/>
        <table:table-column table:style-name="co21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G. ODPUSTY PARAFIA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MIEJSCOWOŚĆ I WEZWANIE PARAFII LUB KOŚCIOŁA FILIALNEGO</text:p>
            <text:p><text:span text:style-name="T2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5" office:value-type="string" calcext:value-type="string" table:number-columns-spanned="4" table:number-rows-spanned="1">
            <text:p>DATA UDZIAŁU W SUMIE ODP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92" office:value-type="string" calcext:value-type="string">
            <text:p>MODL.</text:p>
            <text:p>W INT.</text:p>
            <text:p>PAP.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. RELIKWIE I GROBY" table:style-name="ta1">
        <table:table-column table:style-name="co9" table:default-cell-style-name="ce91"/>
        <table:table-column table:style-name="co7" table:default-cell-style-name="ce91"/>
        <table:table-column table:style-name="co22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23" table:default-cell-style-name="ce91"/>
        <table:table-column table:style-name="co12" table:number-columns-repeated="2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H. RELIKWIE I GROBY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5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5" office:value-type="string" calcext:value-type="string" table:number-columns-spanned="4" table:number-rows-spanned="1">
            <text:p>DATA NAWIEDZENIA REL./GROBU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DODATKOWE</text:p>
            <text:p>INFORMACJE</text:p>
          </table:table-cell>
          <table:table-cell table:style-name="ce154" office:value-type="string" calcext:value-type="string" table:number-columns-spanned="2" table:number-rows-spanned="1">
            <text:p>MODLITWA</text:p>
          </table:table-cell>
          <table:covered-table-cell table:style-name="ce154"/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 table:number-columns-spanned="2" table:number-rows-spanned="1">
            <text:p>M</text:p>
          </table:table-cell>
          <table:covered-table-cell table:style-name="ce160" office:value-type="string" calcext:value-type="string">
            <text:p>W</text:p>
          </table:covered-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A. MISJE WYSŁANNIKA" table:style-name="ta1">
        <table:table-column table:style-name="co9" table:default-cell-style-name="ce91"/>
        <table:table-column table:style-name="co24" table:default-cell-style-name="ce91"/>
        <table:table-column table:style-name="co25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6" table:default-cell-style-name="ce91"/>
        <table:table-column table:style-name="co27" table:default-cell-style-name="ce91"/>
        <table:table-column table:style-name="co21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IA. MISJE WYSŁANNIKA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25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PATRONA</text:p>
          </table:table-cell>
          <table:table-cell table:style-name="ce5" office:value-type="string" calcext:value-type="string">
            <text:p>PRZYDROŻNA KAPLICZKA</text:p>
            <text:p>(OPIS MIEJSCA)</text:p>
          </table:table-cell>
          <table:table-cell table:style-name="ce5" office:value-type="string" calcext:value-type="string" table:number-columns-spanned="4" table:number-rows-spanned="1">
            <text:p>DATA POWIERZENIA MISJI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5"/>
          <table:table-cell table:style-name="ce154" office:value-type="string" calcext:value-type="string">
            <text:p>MODL.</text:p>
            <text:p>DOD.</text:p>
          </table:table-cell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K. ROCZNICE POŚWIĘCENIA KOŚCIOŁÓW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8" table:default-cell-style-name="ce91"/>
        <table:table-column table:style-name="co1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K. <text:span text:style-name="T5">ROCZNICE POŚWIĘCENIA KOŚCIOŁÓW</text:span>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5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154" office:value-type="string" calcext:value-type="string">
            <text:p><text:span text:style-name="T6">MIEJSCOWOŚĆ, TYP I TYTUŁ KOŚCIOŁA</text:span></text:p>
            <text:p><text:span text:style-name="T7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5" office:value-type="string" calcext:value-type="string" table:number-columns-spanned="4" table:number-rows-spanned="1">
            <text:p>DATA UDZIAŁU WE MSZY ŚW.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L. NABOŻEŃSTWA A+B" table:style-name="ta1">
        <table:table-column table:style-name="co9" table:default-cell-style-name="ce91"/>
        <table:table-column table:style-name="co21" table:default-cell-style-name="ce91"/>
        <table:table-column table:style-name="co29" table:default-cell-style-name="ce91"/>
        <table:table-column table:style-name="co4" table:number-columns-repeated="3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30" table:default-cell-style-name="ce91"/>
        <table:table-column table:style-name="co31" table:default-cell-style-name="ce91"/>
        <table:table-column table:style-name="co32" table:default-cell-style-name="ce91"/>
        <table:table-column table:style-name="co12" table:number-columns-repeated="3" table:default-cell-style-name="ce91"/>
        <table:table-column table:style-name="co8" table:number-columns-repeated="1009" table:default-cell-style-name="ce91"/>
        <table:table-row table:style-name="ro1">
          <table:table-cell table:style-name="ce42" office:value-type="string" calcext:value-type="string" table:number-columns-spanned="10" table:number-rows-spanned="1">
            <text:p><text:span text:style-name="T8">LA.</text:span> <text:span text:style-name="T1">NABOŻEŃSTWO IX PIERWSZYCH PIĄTKÓW MIESIĄCA</text:span>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5"/>
          <table:table-cell table:style-name="ce92" office:value-type="string" calcext:value-type="string" table:number-columns-spanned="3" table:number-rows-spanned="1">
            <text:p>GODZINA ŚWIĘTA</text:p>
            <text:p>LITANIA DO N.S.J.</text:p>
            <text:p>AKT POŚW. R. LUDZ.</text:p>
          </table:table-cell>
          <table:covered-table-cell table:number-columns-repeated="2" table:style-name="ce5"/>
          <table:table-cell table:style-name="ce143" table:number-columns-repeated="1009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5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157"/>
          <table:table-cell table:style-name="ce158" table:number-columns-repeated="2"/>
          <table:table-cell table:style-name="ce159"/>
          <table:table-cell table:style-name="ce164" office:value-type="string" calcext:value-type="string">
            <text:p>PT</text:p>
          </table:table-cell>
          <table:table-cell table:style-name="ce158" table:number-columns-repeated="2"/>
          <table:table-cell table:style-name="ce159"/>
          <table:table-cell table:style-name="ce25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5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5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5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6" calcext:value-type="float">
            <text:p>6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5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7" calcext:value-type="float">
            <text:p>7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5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8" calcext:value-type="float">
            <text:p>8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5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89" office:value-type="float" office:value="9" calcext:value-type="float">
            <text:p>9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25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G</text:p>
          </table:table-cell>
          <table:table-cell table:style-name="ce160" office:value-type="string" calcext:value-type="string">
            <text:p>L</text:p>
          </table:table-cell>
          <table:table-cell table:style-name="ce160" office:value-type="string" calcext:value-type="string">
            <text:p>A</text:p>
          </table:table-cell>
          <table:table-cell table:number-columns-repeated="1009"/>
        </table:table-row>
        <table:table-row table:style-name="ro1">
          <table:table-cell table:style-name="ce42" office:value-type="string" calcext:value-type="string" table:number-columns-spanned="15" table:number-rows-spanned="1">
            <text:p><text:span text:style-name="T8">LB.</text:span> <text:span text:style-name="T1">NABOŻEŃSTWO V PIERWSZYCH SOBÓT MIESIĄCA</text:span>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number-columns-repeated="2" table:style-name="ce15"/>
          <table:covered-table-cell table:style-name="ce25"/>
          <table:covered-table-cell table:number-columns-repeated="2" table:style-name="ce93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 table:number-columns-spanned="4" table:number-rows-spanned="1">
            <text:p>DATA SPOWIEDZI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ATA PRZYJĘCIA KOMUNII ŚW.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2" office:value-type="string" calcext:value-type="string" table:number-columns-spanned="3" table:number-rows-spanned="1">
            <text:p>INFORMACJE DODATKOWE</text:p>
          </table:table-cell>
          <table:covered-table-cell table:number-columns-repeated="2" table:style-name="ce5"/>
          <table:table-cell table:style-name="ce92" office:value-type="string" calcext:value-type="string" table:number-columns-spanned="3" table:number-rows-spanned="1">
            <text:p>WYBÓR ZNIEWAG</text:p>
            <text:p>RÓŻANIEC</text:p>
            <text:p>MEDYTACJA 15min</text:p>
          </table:table-cell>
          <table:covered-table-cell table:number-columns-repeated="2" table:style-name="ce5"/>
          <table:table-cell table:number-columns-repeated="1009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5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5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5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5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25" table:number-columns-spanned="3" table:number-rows-spanned="1"/>
          <table:covered-table-cell table:number-columns-repeated="2" table:style-name="ce90"/>
          <table:table-cell table:style-name="ce160" office:value-type="string" calcext:value-type="string">
            <text:p>Z</text:p>
          </table:table-cell>
          <table:table-cell table:style-name="ce160" office:value-type="string" calcext:value-type="string">
            <text:p>R</text:p>
          </table:table-cell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. NABOŻEŃSTWA C+D+E" table:style-name="ta1">
        <table:table-column table:style-name="co9" table:default-cell-style-name="ce91"/>
        <table:table-column table:style-name="co21" table:default-cell-style-name="ce91"/>
        <table:table-column table:style-name="co29" table:default-cell-style-name="ce91"/>
        <table:table-column table:style-name="co4" table:number-columns-repeated="3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33" table:default-cell-style-name="ce91"/>
        <table:table-column table:style-name="co31" table:default-cell-style-name="ce91"/>
        <table:table-column table:style-name="co34" table:default-cell-style-name="ce91"/>
        <table:table-column table:style-name="co12" table:number-columns-repeated="2" table:default-cell-style-name="ce91"/>
        <table:table-column table:style-name="co1" table:default-cell-style-name="ce91"/>
        <table:table-column table:style-name="co8" table:number-columns-repeated="1009" table:default-cell-style-name="ce91"/>
        <table:table-row table:style-name="ro1">
          <table:table-cell table:style-name="ce42" office:value-type="string" calcext:value-type="string" table:number-columns-spanned="10" table:number-rows-spanned="1">
            <text:p><text:span text:style-name="T8">LC.</text:span> NABOŻEŃSTWO<text:span text:style-name="T9"> DROGI KRZYŻOWEJ</text:span>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style-name="ce15"/>
          <table:table-cell table:style-name="ce15" office:value-type="string" calcext:value-type="string">
            <text:p>WŁAŚCICIEL:</text:p>
          </table:table-cell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5"/>
          <table:covered-table-cell table:style-name="ce2"/>
          <table:covered-table-cell table:number-columns-repeated="2" table:style-name="ce5"/>
          <table:covered-table-cell table:style-name="ce92"/>
          <table:covered-table-cell table:number-columns-repeated="2" table:style-name="ce5"/>
          <table:table-cell table:style-name="ce143" table:number-columns-repeated="1009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5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164" office:value-type="string" calcext:value-type="string">
            <text:p>PT</text:p>
          </table:table-cell>
          <table:table-cell table:style-name="ce158" table:number-columns-repeated="2"/>
          <table:table-cell table:style-name="ce159"/>
          <table:table-cell table:style-name="ce89" table:number-columns-spanned="10" table:number-rows-spanned="1"/>
          <table:covered-table-cell table:number-columns-repeated="2" table:style-name="ce158"/>
          <table:covered-table-cell table:style-name="ce159"/>
          <table:covered-table-cell table:style-name="ce25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5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4" calcext:value-type="float">
            <text:p>4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5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5" calcext:value-type="float">
            <text:p>5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5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6" calcext:value-type="float">
            <text:p>6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5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7" calcext:value-type="float">
            <text:p>7</text:p>
          </table:table-cell>
          <table:table-cell table:style-name="ce164" office:value-type="string" calcext:value-type="string">
            <text:p>PT</text:p>
          </table:table-cell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5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1">
          <table:table-cell table:style-name="ce42" office:value-type="string" calcext:value-type="string" table:number-columns-spanned="15" table:number-rows-spanned="1">
            <text:p><text:span text:style-name="T8">LD.</text:span> NABOŻEŃSTWO<text:span text:style-name="T9"> GORZKICH ŻALÓW</text:span>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number-columns-repeated="2" table:style-name="ce15"/>
          <table:covered-table-cell table:style-name="ce25"/>
          <table:covered-table-cell table:number-columns-repeated="2" table:style-name="ce93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 table:number-columns-spanned="4" table:number-rows-spanned="1">
            <text:p>DATA GORZKICH ŻALÓW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2" office:value-type="string" calcext:value-type="string" table:number-columns-spanned="10" table:number-rows-spanned="1">
            <text:p>INFORMACJE DODATKOWE</text:p>
          </table:table-cell>
          <table:covered-table-cell table:number-columns-repeated="3" table:style-name="ce5"/>
          <table:covered-table-cell table:style-name="ce2"/>
          <table:covered-table-cell table:number-columns-repeated="2" table:style-name="ce5"/>
          <table:covered-table-cell table:style-name="ce92"/>
          <table:covered-table-cell table:number-columns-repeated="2" table:style-name="ce5"/>
          <table:table-cell table:number-columns-repeated="1009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164"/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5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164"/>
          <table:table-cell table:style-name="ce158" table:number-columns-repeated="2"/>
          <table:table-cell table:style-name="ce159"/>
          <table:table-cell table:style-name="ce89" table:number-columns-spanned="10" table:number-rows-spanned="1"/>
          <table:covered-table-cell table:number-columns-repeated="2" table:style-name="ce158"/>
          <table:covered-table-cell table:style-name="ce159"/>
          <table:covered-table-cell table:style-name="ce25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164"/>
          <table:table-cell table:style-name="ce101" table:number-columns-repeated="2"/>
          <table:table-cell table:style-name="ce102"/>
          <table:table-cell table:style-name="ce89" table:number-columns-spanned="10" table:number-rows-spanned="1"/>
          <table:covered-table-cell table:number-columns-repeated="2" table:style-name="ce101"/>
          <table:covered-table-cell table:style-name="ce102"/>
          <table:covered-table-cell table:style-name="ce25"/>
          <table:covered-table-cell table:number-columns-repeated="2" table:style-name="ce90"/>
          <table:covered-table-cell table:number-columns-repeated="3" table:style-name="ce160"/>
          <table:table-cell table:number-columns-repeated="1009"/>
        </table:table-row>
        <table:table-row table:style-name="ro1">
          <table:table-cell table:style-name="ce42" office:value-type="string" calcext:value-type="string" table:number-columns-spanned="15" table:number-rows-spanned="1">
            <text:p><text:span text:style-name="T8">LE.</text:span> TRIDUUM PASCHALNE</text:p>
          </table:table-cell>
          <table:covered-table-cell table:number-columns-repeated="4" table:style-name="ce93"/>
          <table:covered-table-cell table:style-name="ce15"/>
          <table:covered-table-cell table:number-columns-repeated="3" table:style-name="ce100"/>
          <table:covered-table-cell table:number-columns-repeated="2" table:style-name="ce15"/>
          <table:covered-table-cell table:style-name="ce25"/>
          <table:covered-table-cell table:number-columns-repeated="2" table:style-name="ce93"/>
          <table:covered-table-cell table:style-name="ce139"/>
          <table:table-cell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 table:number-columns-spanned="4" table:number-rows-spanned="1">
            <text:p>DATA CELEBRACJI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2" office:value-type="string" calcext:value-type="string" table:number-columns-spanned="9" table:number-rows-spanned="1">
            <text:p>INFORMACJE DODATKOWE</text:p>
          </table:table-cell>
          <table:covered-table-cell table:number-columns-repeated="3" table:style-name="ce5"/>
          <table:covered-table-cell table:style-name="ce2"/>
          <table:covered-table-cell table:number-columns-repeated="2" table:style-name="ce5"/>
          <table:covered-table-cell table:style-name="ce92"/>
          <table:covered-table-cell table:style-name="ce5"/>
          <table:table-cell table:style-name="ce154" office:value-type="string" calcext:value-type="string">
            <text:p>KOMUNIA</text:p>
            <text:p>ŚWIĘTA</text:p>
          </table:table-cell>
          <table:table-cell table:number-columns-repeated="1009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164" office:value-type="string" calcext:value-type="string">
            <text:p>CZ</text:p>
          </table:table-cell>
          <table:table-cell table:style-name="ce101" table:number-columns-repeated="2"/>
          <table:table-cell table:style-name="ce102"/>
          <table:table-cell table:style-name="ce89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25"/>
          <table:covered-table-cell table:number-columns-repeated="2" table:style-name="ce90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164" office:value-type="string" calcext:value-type="string">
            <text:p>PT</text:p>
          </table:table-cell>
          <table:table-cell table:style-name="ce158" table:number-columns-repeated="2"/>
          <table:table-cell table:style-name="ce159"/>
          <table:table-cell table:style-name="ce89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25"/>
          <table:covered-table-cell table:number-columns-repeated="2" table:style-name="ce90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164" office:value-type="string" calcext:value-type="string">
            <text:p>SO</text:p>
          </table:table-cell>
          <table:table-cell table:style-name="ce101" table:number-columns-repeated="2"/>
          <table:table-cell table:style-name="ce102"/>
          <table:table-cell table:style-name="ce89" table:number-columns-spanned="9" table:number-rows-spanned="1"/>
          <table:covered-table-cell table:number-columns-repeated="2" table:style-name="ce101"/>
          <table:covered-table-cell table:style-name="ce102"/>
          <table:covered-table-cell table:style-name="ce25"/>
          <table:covered-table-cell table:number-columns-repeated="2" table:style-name="ce90"/>
          <table:covered-table-cell table:number-columns-repeated="2" table:style-name="ce160"/>
          <table:table-cell table:style-name="ce160" office:value-type="string" calcext:value-type="string">
            <text:p>K</text:p>
          </table:table-cell>
          <table:table-cell table:number-columns-repeated="1009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. OSOBY" table:style-name="ta1">
        <table:table-column table:style-name="co9" table:default-cell-style-name="ce91"/>
        <table:table-column table:style-name="co1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1" table:default-cell-style-name="ce91"/>
        <table:table-column table:style-name="co12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M. OSOBY</text:p>
          </table:table-cell>
          <table:covered-table-cell table:style-name="ce93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E NAZWISKO LUB NAZWA OSOBY</text:p>
          </table:table-cell>
          <table:covered-table-cell table:style-name="ce5"/>
          <table:table-cell table:style-name="ce2" office:value-type="string" calcext:value-type="string" table:number-columns-spanned="7" table:number-rows-spanned="1">
            <text:p>INFORMACJE DODATKOWE</text:p>
          </table:table-cell>
          <table:covered-table-cell table:style-name="ce2"/>
          <table:covered-table-cell table:number-columns-repeated="2" table:style-name="ce5"/>
          <table:covered-table-cell table:style-name="ce154"/>
          <table:covered-table-cell table:number-columns-repeated="2" table:style-name="ce5"/>
          <table:table-cell table:style-name="ce143"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144" table:number-columns-spanned="7" table:number-rows-spanned="1"/>
          <table:covered-table-cell table:style-name="ce144"/>
          <table:covered-table-cell table:number-columns-repeated="2" table:style-name="ce152"/>
          <table:covered-table-cell table:number-columns-repeated="3" table:style-name="ce156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 table:number-columns-spanned="7" table:number-rows-spanned="1"/>
          <table:covered-table-cell table:style-name="ce25"/>
          <table:covered-table-cell table:number-columns-repeated="2" table:style-name="ce90"/>
          <table:covered-table-cell table:number-columns-repeated="3" table:style-name="ce137"/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. CMENTARZE" table:style-name="ta1">
        <table:table-column table:style-name="co9" table:default-cell-style-name="ce91"/>
        <table:table-column table:style-name="co1" table:default-cell-style-name="ce91"/>
        <table:table-column table:style-name="co35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36" table:default-cell-style-name="ce91"/>
        <table:table-column table:style-name="co21" table:default-cell-style-name="ce91"/>
        <table:table-column table:style-name="co37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N. CMENTARZ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NAZWA PATRONA ORĘDOWNIKA</text:p>
            <text:p><text:span text:style-name="T2">W NAWIASIE: MIEJSCOWOŚĆ I NAZWA CMENTARZA</text:span>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5" office:value-type="string" calcext:value-type="string" table:number-columns-spanned="4" table:number-rows-spanned="1">
            <text:p>DATA NAWIEDZENIA CMENTARZA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>
            <text:p>INFORMACJE</text:p>
            <text:p>DODATKOWE</text:p>
          </table:table-cell>
          <table:table-cell table:style-name="ce92" office:value-type="string" calcext:value-type="string">
            <text:p>MODL.</text:p>
            <text:p>KOŃ-</text:p>
            <text:p>COWA</text:p>
          </table:table-cell>
          <table:table-cell table:style-name="ce92" office:value-type="string" calcext:value-type="string">
            <text:p>LICZBA</text:p>
            <text:p>ZMARŁYCH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/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O. CYTATY" table:style-name="ta1">
        <table:table-column table:style-name="co9" table:default-cell-style-name="ce91"/>
        <table:table-column table:style-name="co7" table:default-cell-style-name="ce91"/>
        <table:table-column table:style-name="co22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38" table:default-cell-style-name="ce91"/>
        <table:table-column table:style-name="co21" table:number-columns-repeated="2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O. CYTATY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25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CYTAT PATRONA</text:p>
          </table:table-cell>
          <table:table-cell table:style-name="ce5" office:value-type="string" calcext:value-type="string" table:number-columns-spanned="4" table:number-rows-spanned="1">
            <text:p>DATA DODANIA CYTATU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DODATKOWE INFORMACJE</text:p>
            <text:p><text:span text:style-name="T2">(NAZWA PATRONA, ŹRÓDŁO)</text:span></text:p>
          </table:table-cell>
          <table:covered-table-cell table:style-name="ce5"/>
          <table:table-cell table:style-name="ce154" office:value-type="string" calcext:value-type="string" table:number-columns-spanned="2" table:number-rows-spanned="1">
            <text:p>MODLITWA</text:p>
            <text:p>ROZWAŻANIA</text:p>
          </table:table-cell>
          <table:covered-table-cell table:style-name="ce154"/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R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. PATRONI PRZYJACIELE" table:style-name="ta1">
        <table:table-column table:style-name="co9" table:default-cell-style-name="ce91"/>
        <table:table-column table:style-name="co1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4" table:default-cell-style-name="ce91"/>
        <table:table-column table:style-name="co9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2" table:number-rows-spanned="1">
            <text:p>P. PATRONI PRZYJACIELE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AZWA PATRONA PRZYJACIELA</text:p>
            <text:p><text:span text:style-name="T2">(JEDNEGO ZNANEGO Z IMIENIA LUB WIELU ANONIMOWYCH)</text:span></text:p>
          </table:table-cell>
          <table:table-cell table:style-name="ce5" office:value-type="string" calcext:value-type="string" table:number-columns-spanned="4" table:number-rows-spanned="1">
            <text:p>DATA ADORACJI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92"/>
          <table:table-cell table:style-name="ce92" office:value-type="string" calcext:value-type="string" table:number-columns-spanned="2" table:number-rows-spanned="1">
            <text:p>CHWAŁA NA WYS. (C)</text:p>
            <text:p>MODLITWA DO P. (M)</text:p>
          </table:table-cell>
          <table:covered-table-cell table:style-name="ce5"/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44"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25" table:number-columns-spanned="2" table:number-rows-spanned="1"/>
          <table:covered-table-cell table:style-name="ce44"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44"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44"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44"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44"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44"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44"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44"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44"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44"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44"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44"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44"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44"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M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44"/>
          <table:table-cell table:style-name="ce44" office:value-type="string" calcext:value-type="string">
            <text:p>C</text:p>
          </table:table-cell>
          <table:table-cell table:style-name="ce44" office:value-type="string" calcext:value-type="string">
            <text:p>M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Q. NOWENNY" table:style-name="ta1">
        <table:table-column table:style-name="co9" table:default-cell-style-name="ce91"/>
        <table:table-column table:style-name="co39" table:default-cell-style-name="ce91"/>
        <table:table-column table:style-name="co21" table:default-cell-style-name="ce91"/>
        <table:table-column table:style-name="co29" table:default-cell-style-name="ce91"/>
        <table:table-column table:style-name="co4" table:number-columns-repeated="3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40" table:default-cell-style-name="ce91"/>
        <table:table-column table:style-name="co21" table:default-cell-style-name="ce91"/>
        <table:table-column table:style-name="co1" table:default-cell-style-name="ce91"/>
        <table:table-column table:style-name="co8" table:number-columns-repeated="1009" table:default-cell-style-name="ce91"/>
        <table:table-row table:style-name="ro1">
          <table:table-cell table:style-name="ce4" office:value-type="string" calcext:value-type="string" table:number-columns-spanned="6" table:number-rows-spanned="1">
            <text:p>Q. NOWENNY</text:p>
          </table:table-cell>
          <table:covered-table-cell table:style-name="ce4"/>
          <table:covered-table-cell table:number-columns-repeated="4" table:style-name="ce93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2" table:style-name="ce93"/>
          <table:covered-table-cell table:style-name="ce153"/>
          <table:covered-table-cell table:style-name="ce93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NOWENNY</text:p>
          </table:table-cell>
          <table:table-cell table:style-name="ce5" office:value-type="string" calcext:value-type="string" table:number-columns-spanned="4" table:number-rows-spanned="1">
            <text:p>DATA ROZPOCZĘCIA NOWENNY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ATA ŚWIĘTA / WSPOMNIENI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92" office:value-type="string" calcext:value-type="string">
            <text:p>NUMERY:</text:p>
            <text:p>PATRONA I</text:p>
            <text:p>EW. ŚWIĘTA</text:p>
          </table:table-cell>
          <table:table-cell table:style-name="ce154" office:value-type="string" calcext:value-type="string">
            <text:p>INFORM.</text:p>
            <text:p>DOD.</text:p>
          </table:table-cell>
          <table:table-cell table:style-name="ce154" office:value-type="string" calcext:value-type="string">
            <text:p>SPO-</text:p>
            <text:p>WIEDŹ</text:p>
          </table:table-cell>
          <table:table-cell table:style-name="ce92" office:value-type="string" calcext:value-type="string">
            <text:p>9 DNI</text:p>
            <text:p>NOWENNY</text:p>
            <text:p>I MSZA ŚW.</text:p>
          </table:table-cell>
          <table:table-cell table:style-name="ce143"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164"/>
          <table:table-cell table:style-name="ce158" table:number-columns-repeated="2"/>
          <table:table-cell table:style-name="ce159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S</text:p>
          </table:table-cell>
          <table:table-cell table:style-name="ce166" office:value-type="string" calcext:value-type="string">
            <text:p>1|2|3|4|5</text:p>
            <text:p>6|7|8|9|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. ZAKONY PATRONÓW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0" table:default-cell-style-name="ce91"/>
        <table:table-column table:style-name="co12" table:default-cell-style-name="ce91"/>
        <table:table-column table:style-name="co21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R. ZAKONY PATRONÓW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5" office:value-type="string" calcext:value-type="string">
            <text:p>NAZWA PATRONA ORĘDOWNIKA</text:p>
            <text:p><text:span text:style-name="T2">Z DOPISANYM SKRÓTEM ZAKONNYM</text:span></text:p>
          </table:table-cell>
          <table:table-cell table:style-name="ce5" office:value-type="string" calcext:value-type="string">
            <text:p>NUMER</text:p>
            <text:p>ZAKONU</text:p>
          </table:table-cell>
          <table:table-cell table:style-name="ce5" office:value-type="string" calcext:value-type="string" table:number-columns-spanned="4" table:number-rows-spanned="1">
            <text:p>DATA MODLITWY ZA ZAKON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. SELFIE Z PATRONEM" table:style-name="ta1">
        <table:table-column table:style-name="co9" table:default-cell-style-name="ce91"/>
        <table:table-column table:style-name="co7" table:default-cell-style-name="ce91"/>
        <table:table-column table:style-name="co22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6" table:default-cell-style-name="ce91"/>
        <table:table-column table:style-name="co38" table:default-cell-style-name="ce91"/>
        <table:table-column table:style-name="co21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S. SELFIE Z PATRONEM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25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5" office:value-type="string" calcext:value-type="string" table:number-columns-spanned="4" table:number-rows-spanned="1">
            <text:p>DATA WYKONANIA SELFIE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5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T. PATRONI OPIEKUNOWIE" table:style-name="ta1">
        <table:table-column table:style-name="co9" table:default-cell-style-name="ce91"/>
        <table:table-column table:style-name="co1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4" table:default-cell-style-name="ce91"/>
        <table:table-column table:style-name="co9" table:number-columns-repeated="3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2" table:number-rows-spanned="1">
            <text:p>T. PATRONI OPIEKUNOWIE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AZWA PATRONA OPIEKUNA</text:p>
            <text:p><text:span text:style-name="T2">(JEDNEGO ZNANEGO Z IMIENIA LUB WIELU ANONIMOWYCH)</text:span></text:p>
          </table:table-cell>
          <table:table-cell table:style-name="ce5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>
            <text:p>DODATKOWE</text:p>
            <text:p>INFORMACJE</text:p>
          </table:table-cell>
          <table:table-cell table:style-name="ce92" office:value-type="string" calcext:value-type="string" table:number-columns-spanned="3" table:number-rows-spanned="1">
            <text:p>RELIKWIE (H#)      OBRAZEK (A)</text:p>
            <text:p>WIZERUNEK (B)            MSZA (C)</text:p>
            <text:p>MODLITWA (M)         WIEDZA (W)</text:p>
          </table:table-cell>
          <table:covered-table-cell table:style-name="ce154"/>
          <table:covered-table-cell table:style-name="ce5"/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90"/>
          <table:table-cell table:style-name="ce167" office:value-type="string" calcext:value-type="string">
            <text:p>H# / A+B /</text:p>
            <text:p>A+C / B+C</text:p>
          </table:table-cell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. PATRONI ORĘDOWNICY" table:style-name="ta1">
        <table:table-column table:style-name="co9" table:default-cell-style-name="ce91"/>
        <table:table-column table:style-name="co1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41" table:default-cell-style-name="ce91"/>
        <table:table-column table:style-name="co12" table:default-cell-style-name="ce91"/>
        <table:table-column table:style-name="co42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2" table:number-rows-spanned="1">
            <text:p>U. PATRONI ORĘDOWNICY</text:p>
          </table:table-cell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93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AZWA PATRONA ORĘDOWNIKA</text:p>
            <text:p><text:span text:style-name="T2">(JEDNEGO ZNANEGO Z IMIENIA LUB WIELU ANONIMOWYCH)</text:span></text:p>
          </table:table-cell>
          <table:table-cell table:style-name="ce5" office:value-type="string" calcext:value-type="string" table:number-columns-spanned="4" table:number-rows-spanned="1">
            <text:p>DATA ZAPROSZENIA PATRON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>
            <text:p>DRUGA</text:p>
            <text:p>OSOBA</text:p>
          </table:table-cell>
          <table:table-cell table:style-name="ce5" office:value-type="string" calcext:value-type="string">
            <text:p>DODATKOWE</text:p>
            <text:p>INFORMACJE</text:p>
          </table:table-cell>
          <table:table-cell table:style-name="ce92" office:value-type="string" calcext:value-type="string" table:number-columns-spanned="2" table:number-rows-spanned="1">
            <text:p>MODLITWA</text:p>
            <text:p>RÓŻANIEC (WSTĘP,</text:p>
            <text:p>CZ. 1-5, ZAKOŃCZENIE)</text:p>
          </table:table-cell>
          <table:covered-table-cell table:style-name="ce5"/>
          <table:table-cell table:style-name="ce143"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25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1">
          <table:table-cell table:style-name="ce90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37"/>
          <table:table-cell table:style-name="ce160" office:value-type="string" calcext:value-type="string">
            <text:p>M</text:p>
          </table:table-cell>
          <table:table-cell table:style-name="ce168" office:value-type="string" calcext:value-type="string">
            <text:p>W | 1 | 2 | 3</text:p>
            <text:p>4 | 5 | Z</text:p>
          </table:table-cell>
          <table:table-cell table:number-columns-repeated="1014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. PATRONOWE RĘKODZIEŁA" table:style-name="ta1">
        <table:table-column table:style-name="co9" table:default-cell-style-name="ce91"/>
        <table:table-column table:style-name="co7" table:default-cell-style-name="ce91"/>
        <table:table-column table:style-name="co4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44" table:default-cell-style-name="ce91"/>
        <table:table-column table:style-name="co38" table:default-cell-style-name="ce91"/>
        <table:table-column table:style-name="co21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W. PATRONOWE RĘKODZIEŁA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25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2" office:value-type="string" calcext:value-type="string">
            <text:p>NAZWA PATRONA</text:p>
          </table:table-cell>
          <table:table-cell table:style-name="ce5" office:value-type="string" calcext:value-type="string" table:number-columns-spanned="4" table:number-rows-spanned="1">
            <text:p>DATA WYKONANIA RĘKODZIEŁ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5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Z. ZAKONY" table:style-name="ta1">
        <table:table-column table:style-name="co9" table:default-cell-style-name="ce91"/>
        <table:table-column table:style-name="co10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11" table:default-cell-style-name="ce91"/>
        <table:table-column table:style-name="co12" table:default-cell-style-name="ce91"/>
        <table:table-column table:style-name="co45" table:default-cell-style-name="ce91"/>
        <table:table-column table:style-name="co9" table:default-cell-style-name="ce91"/>
        <table:table-column table:style-name="co8" table:number-columns-repeated="1014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Z. ZAKONY</text:p>
          </table:table-cell>
          <table:covered-table-cell table:style-name="ce93"/>
          <table:covered-table-cell table:style-name="ce15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2" table:style-name="ce93"/>
          <table:covered-table-cell table:style-name="ce139"/>
          <table:table-cell table:style-name="ce139" table:number-columns-repeated="101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 table:number-columns-spanned="2" table:number-rows-spanned="1">
            <text:p>PEŁNA NAZWA ZAKONU</text:p>
          </table:table-cell>
          <table:covered-table-cell table:style-name="ce5"/>
          <table:table-cell table:style-name="ce2" office:value-type="string" calcext:value-type="string">
            <text:p>SIGLUM</text:p>
          </table:table-cell>
          <table:table-cell table:style-name="ce5" office:value-type="string" calcext:value-type="string" table:number-columns-spanned="5" table:number-rows-spanned="1">
            <text:p>INFORMACJE DODATKOWE</text:p>
          </table:table-cell>
          <table:covered-table-cell table:number-columns-repeated="2" table:style-name="ce5"/>
          <table:covered-table-cell table:style-name="ce154"/>
          <table:covered-table-cell table:style-name="ce5"/>
          <table:table-cell table:style-name="ce154" office:value-type="string" calcext:value-type="string">
            <text:p>WIEDZA</text:p>
          </table:table-cell>
          <table:table-cell table:style-name="ce143"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1">
          <table:table-cell table:style-name="ce90"/>
          <table:table-cell table:style-name="ce25" table:number-columns-spanned="2" table:number-rows-spanned="1"/>
          <table:covered-table-cell table:style-name="ce25"/>
          <table:table-cell table:style-name="ce25"/>
          <table:table-cell table:style-name="ce25" table:number-columns-spanned="5" table:number-rows-spanned="1"/>
          <table:covered-table-cell table:number-columns-repeated="2" table:style-name="ce90"/>
          <table:covered-table-cell table:number-columns-repeated="2" table:style-name="ce137"/>
          <table:table-cell table:style-name="ce160" office:value-type="string" calcext:value-type="string">
            <text:p>W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YB. PATRONI IMION MOICH NAJBLIŻSZYCH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6" table:default-cell-style-name="ce91"/>
        <table:table-column table:style-name="co7" table:number-columns-repeated="4" table:default-cell-style-name="ce91"/>
        <table:table-column table:style-name="co8" table:number-columns-repeated="1011" table:default-cell-style-name="ce91"/>
        <table:table-row table:style-name="ro1">
          <table:table-cell table:style-name="ce84" office:value-type="string" calcext:value-type="string" table:number-columns-spanned="7" table:number-rows-spanned="1">
            <text:p><text:span text:style-name="T10">YB. </text:span><text:span text:style-name="T11">OSIĄGNIĘCIE:</text:span><text:span text:style-name="T12"> </text:span><text:span text:style-name="T13">PATRONI IMION MOICH NAJBLIŻSZYCH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style-name="ce23" table:number-columns-repeated="3"/>
          <table:table-cell table:style-name="ce139" table:number-columns-repeated="1008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92" office:value-type="string" calcext:value-type="string">
            <text:p>TYP: CHRZEST</text:p>
            <text:p>BIERZMOWANIE</text:p>
            <text:p>IMIĘ ZAKONNE</text:p>
          </table:table-cell>
          <table:table-cell table:style-name="ce2" office:value-type="string" calcext:value-type="string">
            <text:p>POSIADANE IMIĘ</text:p>
          </table:table-cell>
          <table:table-cell table:style-name="ce2" office:value-type="string" calcext:value-type="string" table:number-columns-spanned="5" table:number-rows-spanned="1">
            <text:p>PATRON IMIENIA</text:p>
          </table:table-cell>
          <table:covered-table-cell table:number-columns-repeated="3" table:style-name="ce5"/>
          <table:covered-table-cell table:style-name="ce2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90" table:number-columns-repeated="2"/>
          <table:table-cell table:style-name="ce94"/>
          <table:table-cell table:style-name="ce99" table:number-columns-spanned="5" table:number-rows-spanned="1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C. APOSTOŁOWIE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6" table:default-cell-style-name="ce91"/>
        <table:table-column table:style-name="co7" table:number-columns-repeated="4" table:default-cell-style-name="ce91"/>
        <table:table-column table:style-name="co8" table:number-columns-repeated="1011" table:default-cell-style-name="ce91"/>
        <table:table-row table:style-name="ro1">
          <table:table-cell table:style-name="ce1" office:value-type="string" calcext:value-type="string" table:number-columns-spanned="7" table:number-rows-spanned="1">
            <text:p><text:span text:style-name="T10">YC. </text:span><text:span text:style-name="T13">OSIĄGNIĘCIE:</text:span><text:span text:style-name="T12"> </text:span><text:span text:style-name="T14">APOSTOŁOWI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style-name="ce23" table:number-columns-repeated="3"/>
          <table:table-cell table:style-name="ce139" table:number-columns-repeated="1008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5"/>
          <table:covered-table-cell table:style-name="ce2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6">
          <table:table-cell table:style-name="ce89" office:value-type="float" office:value="1" calcext:value-type="float">
            <text:p>1</text:p>
          </table:table-cell>
          <table:table-cell table:style-name="ce170" office:value-type="string" calcext:value-type="string" table:number-columns-spanned="7" table:number-rows-spanned="1">
            <text:p><text:s/>PIOTR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2" calcext:value-type="float">
            <text:p>2</text:p>
          </table:table-cell>
          <table:table-cell table:style-name="ce86" office:value-type="string" calcext:value-type="string" table:number-columns-spanned="7" table:number-rows-spanned="1">
            <text:p><text:s/>ANDRZEJ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3" calcext:value-type="float">
            <text:p>3</text:p>
          </table:table-cell>
          <table:table-cell table:style-name="ce86" office:value-type="string" calcext:value-type="string" table:number-columns-spanned="7" table:number-rows-spanned="1">
            <text:p><text:s/>JAKUB (WIĘKSZY)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4" calcext:value-type="float">
            <text:p>4</text:p>
          </table:table-cell>
          <table:table-cell table:style-name="ce86" office:value-type="string" calcext:value-type="string" table:number-columns-spanned="7" table:number-rows-spanned="1">
            <text:p><text:s/>JAN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5" calcext:value-type="float">
            <text:p>5</text:p>
          </table:table-cell>
          <table:table-cell table:style-name="ce86" office:value-type="string" calcext:value-type="string" table:number-columns-spanned="7" table:number-rows-spanned="1">
            <text:p><text:s/>FILIP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6" calcext:value-type="float">
            <text:p>6</text:p>
          </table:table-cell>
          <table:table-cell table:style-name="ce86" office:value-type="string" calcext:value-type="string" table:number-columns-spanned="7" table:number-rows-spanned="1">
            <text:p><text:s/>BARTŁOMIEJ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7" calcext:value-type="float">
            <text:p>7</text:p>
          </table:table-cell>
          <table:table-cell table:style-name="ce170" office:value-type="string" calcext:value-type="string" table:number-columns-spanned="7" table:number-rows-spanned="1">
            <text:p><text:s/>TOMASZ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8" calcext:value-type="float">
            <text:p>8</text:p>
          </table:table-cell>
          <table:table-cell table:style-name="ce86" office:value-type="string" calcext:value-type="string" table:number-columns-spanned="7" table:number-rows-spanned="1">
            <text:p><text:s/>MATEUSZ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9" calcext:value-type="float">
            <text:p>9</text:p>
          </table:table-cell>
          <table:table-cell table:style-name="ce86" office:value-type="string" calcext:value-type="string" table:number-columns-spanned="7" table:number-rows-spanned="1">
            <text:p><text:s/>SZYMON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10" calcext:value-type="float">
            <text:p>10</text:p>
          </table:table-cell>
          <table:table-cell table:style-name="ce86" office:value-type="string" calcext:value-type="string" table:number-columns-spanned="7" table:number-rows-spanned="1">
            <text:p><text:s/>JAKUB (MNIEJSZY)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11" calcext:value-type="float">
            <text:p>11</text:p>
          </table:table-cell>
          <table:table-cell table:style-name="ce86" office:value-type="string" calcext:value-type="string" table:number-columns-spanned="7" table:number-rows-spanned="1">
            <text:p><text:s/>JUDA TADEUSZ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6">
          <table:table-cell table:style-name="ce89" office:value-type="float" office:value="12" calcext:value-type="float">
            <text:p>12</text:p>
          </table:table-cell>
          <table:table-cell table:style-name="ce86" office:value-type="string" calcext:value-type="string" table:number-columns-spanned="7" table:number-rows-spanned="1">
            <text:p><text:s/>MACIEJ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45">
          <table:table-cell table:number-columns-repeated="1023"/>
        </table:table-row>
        <table:table-row table:style-name="ro4" table:number-rows-repeated="16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D. ŚWIĘTA RODZINA + YE. EWANGELIŚCI + YF. ANIOŁOWIE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default-cell-style-name="ce91"/>
        <table:table-column table:style-name="co46" table:default-cell-style-name="ce91"/>
        <table:table-column table:style-name="co7" table:number-columns-repeated="5" table:default-cell-style-name="ce91"/>
        <table:table-column table:style-name="co8" table:number-columns-repeated="1011" table:default-cell-style-name="ce91"/>
        <table:table-row table:style-name="ro1">
          <table:table-cell table:style-name="ce1" office:value-type="string" calcext:value-type="string" table:number-columns-spanned="7" table:number-rows-spanned="1">
            <text:p><text:span text:style-name="T10">YD. </text:span><text:span text:style-name="T13">OSIĄGNIĘCIE:</text:span><text:span text:style-name="T12"> </text:span><text:span text:style-name="T14">ŚWIĘTA RODZINA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style-name="ce23" table:number-columns-repeated="3"/>
          <table:table-cell table:style-name="ce139" table:number-columns-repeated="1008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 LUB NAZWA ŚWIĘTA</text:p>
          </table:table-cell>
          <table:covered-table-cell table:number-columns-repeated="2" table:style-name="ce2"/>
          <table:covered-table-cell table:number-columns-repeated="3" table:style-name="ce5"/>
          <table:table-cell table:style-name="ce124" office:value-type="string" calcext:value-type="string">
            <text:p><text:span text:style-name="T3">NUMER</text:span></text:p>
            <text:p><text:span text:style-name="T3">LISTA B</text:span></text:p>
            <text:p><text:span text:style-name="T3">(ŚWIĘT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JEZUS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89" office:value-type="string" calcext:value-type="string" table:number-columns-spanned="4" table:number-rows-spanned="1">
            <text:p>II</text:p>
          </table:table-cell>
          <table:covered-table-cell table:number-columns-repeated="3" table:style-name="ce89"/>
          <table:table-cell table:number-columns-repeated="1011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MARIA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JÓZEF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174" office:value-type="string" calcext:value-type="string">
            <text:p>X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ŚWIĘTA RODZINA</text:p>
          </table:table-cell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90"/>
          <table:table-cell table:number-columns-repeated="4" table:style-name="ce174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0">YE. </text:span><text:span text:style-name="T13">OSIĄGNIĘCIE:</text:span><text:span text:style-name="T12"> </text:span><text:span text:style-name="T14">EWANGELIŚCI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covered-table-cell table:style-name="ce15"/>
          <table:covered-table-cell table:number-columns-repeated="2" table:style-name="ce23"/>
          <table:covered-table-cell table:style-name="ce169"/>
          <table:covered-table-cell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5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MATEUSZ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ŁUKASZ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JAN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2" table:number-rows-spanned="1">
            <text:p><text:span text:style-name="T10">YF. </text:span><text:span text:style-name="T13">OSIĄGNIĘCIE:</text:span><text:span text:style-name="T12"> </text:span><text:span text:style-name="T14">ANIOŁOWIE</text:span></text:p>
          </table:table-cell>
          <table:covered-table-cell table:style-name="ce25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covered-table-cell table:number-columns-repeated="2" table:style-name="ce90"/>
          <table:covered-table-cell table:number-columns-repeated="3" table:style-name="ce137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5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5">
          <table:table-cell table:style-name="ce89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ARCHANIOŁ MICHAŁ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ARCHANIOŁ GABRIEL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RCHANIOŁ RAFAŁ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WSZYSCY ŚWIĘCI (ANIOŁOWIE)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5">
          <table:table-cell table:style-name="ce89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ANIOŁOWIE STRÓŻOWIE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44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G. DOKTOROWIE KOŚCIOŁA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default-cell-style-name="ce91"/>
        <table:table-column table:style-name="co46" table:default-cell-style-name="ce91"/>
        <table:table-column table:style-name="co7" table:number-columns-repeated="5" table:default-cell-style-name="ce91"/>
        <table:table-column table:style-name="co8" table:number-columns-repeated="1011" table:default-cell-style-name="ce91"/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number-columns-repeated="3"/>
          <table:table-cell table:style-name="ce139" table:number-columns-repeated="1008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5"/>
          <table:table-cell table:style-name="ce124" office:value-type="string" calcext:value-type="string">
            <text:p>ROK</text:p>
            <text:p>USTANO-</text:p>
            <text:p>WIENIA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">
            <text:p><text:s/>AMBROŻY Z MEDIOLAN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298" calcext:value-type="float">
            <text:p>129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3" office:value-type="string" calcext:value-type="string" table:number-columns-spanned="6" table:number-rows-spanned="1">
            <text:p><text:s/>HIERONIM ZE STRYDON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298" calcext:value-type="float">
            <text:p>129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3" office:value-type="string" calcext:value-type="string" table:number-columns-spanned="6" table:number-rows-spanned="1">
            <text:p><text:s/>AUGUSTYN Z HIPPON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298" calcext:value-type="float">
            <text:p>129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3" office:value-type="string" calcext:value-type="string" table:number-columns-spanned="6" table:number-rows-spanned="1">
            <text:p><text:s/>GRZEGORZ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298" calcext:value-type="float">
            <text:p>129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3" office:value-type="string" calcext:value-type="string" table:number-columns-spanned="6" table:number-rows-spanned="1">
            <text:p><text:s/>TOMASZ Z AKWIN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7" calcext:value-type="float">
            <text:p>1567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" calcext:value-type="float">
            <text:p>6</text:p>
          </table:table-cell>
          <table:table-cell table:style-name="ce3" office:value-type="string" calcext:value-type="string" table:number-columns-spanned="6" table:number-rows-spanned="1">
            <text:p><text:s/>ATANAZY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" calcext:value-type="float">
            <text:p>7</text:p>
          </table:table-cell>
          <table:table-cell table:style-name="ce3" office:value-type="string" calcext:value-type="string" table:number-columns-spanned="6" table:number-rows-spanned="1">
            <text:p><text:s/>BAZYLI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" calcext:value-type="float">
            <text:p>8</text:p>
          </table:table-cell>
          <table:table-cell table:style-name="ce3" office:value-type="string" calcext:value-type="string" table:number-columns-spanned="6" table:number-rows-spanned="1">
            <text:p><text:s/>GRZEGORZ Z NAZJANZ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" calcext:value-type="float">
            <text:p>9</text:p>
          </table:table-cell>
          <table:table-cell table:style-name="ce3" office:value-type="string" calcext:value-type="string" table:number-columns-spanned="6" table:number-rows-spanned="1">
            <text:p><text:s/>JAN CHRYZOSTOM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0" calcext:value-type="float">
            <text:p>10</text:p>
          </table:table-cell>
          <table:table-cell table:style-name="ce3" office:value-type="string" calcext:value-type="string" table:number-columns-spanned="6" table:number-rows-spanned="1">
            <text:p><text:s/>BONAWENTURA Z BAGNOREGIO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568" calcext:value-type="float">
            <text:p>156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1" calcext:value-type="float">
            <text:p>11</text:p>
          </table:table-cell>
          <table:table-cell table:style-name="ce3" office:value-type="string" calcext:value-type="string" table:number-columns-spanned="6" table:number-rows-spanned="1">
            <text:p><text:s/>ANZELM Z CANTERBUR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720" calcext:value-type="float">
            <text:p>172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2" calcext:value-type="float">
            <text:p>12</text:p>
          </table:table-cell>
          <table:table-cell table:style-name="ce3" office:value-type="string" calcext:value-type="string" table:number-columns-spanned="6" table:number-rows-spanned="1">
            <text:p><text:s/>IZYDOR Z SEWILL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722" calcext:value-type="float">
            <text:p>1722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3" calcext:value-type="float">
            <text:p>13</text:p>
          </table:table-cell>
          <table:table-cell table:style-name="ce3" office:value-type="string" calcext:value-type="string" table:number-columns-spanned="6" table:number-rows-spanned="1">
            <text:p><text:s/>PIOTR CHRYZOLOG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729" calcext:value-type="float">
            <text:p>1729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4" calcext:value-type="float">
            <text:p>14</text:p>
          </table:table-cell>
          <table:table-cell table:style-name="ce3" office:value-type="string" calcext:value-type="string" table:number-columns-spanned="6" table:number-rows-spanned="1">
            <text:p><text:s/>LEON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754" calcext:value-type="float">
            <text:p>1754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5" calcext:value-type="float">
            <text:p>15</text:p>
          </table:table-cell>
          <table:table-cell table:style-name="ce3" office:value-type="string" calcext:value-type="string" table:number-columns-spanned="6" table:number-rows-spanned="1">
            <text:p><text:s/>PIOTR DAMIAN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28" calcext:value-type="float">
            <text:p>1828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6" calcext:value-type="float">
            <text:p>16</text:p>
          </table:table-cell>
          <table:table-cell table:style-name="ce3" office:value-type="string" calcext:value-type="string" table:number-columns-spanned="6" table:number-rows-spanned="1">
            <text:p><text:s/>BERNARD Z CLAIRVAUX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30" calcext:value-type="float">
            <text:p>183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5"/>
          <table:table-cell table:style-name="ce124" office:value-type="string" calcext:value-type="string">
            <text:p>ROK</text:p>
            <text:p>USTANO-</text:p>
            <text:p>WIENIA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17" calcext:value-type="float">
            <text:p>17</text:p>
          </table:table-cell>
          <table:table-cell table:style-name="ce3" office:value-type="string" calcext:value-type="string" table:number-columns-spanned="6" table:number-rows-spanned="1">
            <text:p><text:s/>HILARY Z POITIERS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51" calcext:value-type="float">
            <text:p>1851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8" calcext:value-type="float">
            <text:p>18</text:p>
          </table:table-cell>
          <table:table-cell table:style-name="ce3" office:value-type="string" calcext:value-type="string" table:number-columns-spanned="6" table:number-rows-spanned="1">
            <text:p><text:s/>ALFONS LIGUOR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71" calcext:value-type="float">
            <text:p>1871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9" calcext:value-type="float">
            <text:p>19</text:p>
          </table:table-cell>
          <table:table-cell table:style-name="ce3" office:value-type="string" calcext:value-type="string" table:number-columns-spanned="6" table:number-rows-spanned="1">
            <text:p><text:s/>FRANCISZEK SALEZ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77" calcext:value-type="float">
            <text:p>1877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0" calcext:value-type="float">
            <text:p>20</text:p>
          </table:table-cell>
          <table:table-cell table:style-name="ce3" office:value-type="string" calcext:value-type="string" table:number-columns-spanned="6" table:number-rows-spanned="1">
            <text:p><text:s/>CYRYL JEROZOLIMS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83" calcext:value-type="float">
            <text:p>1883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1" calcext:value-type="float">
            <text:p>21</text:p>
          </table:table-cell>
          <table:table-cell table:style-name="ce3" office:value-type="string" calcext:value-type="string" table:number-columns-spanned="6" table:number-rows-spanned="1">
            <text:p><text:s/>CYRYL Z ALEKSANDRI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83" calcext:value-type="float">
            <text:p>1883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2" calcext:value-type="float">
            <text:p>22</text:p>
          </table:table-cell>
          <table:table-cell table:style-name="ce3" office:value-type="string" calcext:value-type="string" table:number-columns-spanned="6" table:number-rows-spanned="1">
            <text:p><text:s/>JAN Z DAMASZK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90" calcext:value-type="float">
            <text:p>189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3" calcext:value-type="float">
            <text:p>23</text:p>
          </table:table-cell>
          <table:table-cell table:style-name="ce3" office:value-type="string" calcext:value-type="string" table:number-columns-spanned="6" table:number-rows-spanned="1">
            <text:p><text:s/>BEDA CZCIGODN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899" calcext:value-type="float">
            <text:p>1899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4" calcext:value-type="float">
            <text:p>24</text:p>
          </table:table-cell>
          <table:table-cell table:style-name="ce3" office:value-type="string" calcext:value-type="string" table:number-columns-spanned="6" table:number-rows-spanned="1">
            <text:p><text:s/>EFREM SYRYJCZYK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20" calcext:value-type="float">
            <text:p>192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5" calcext:value-type="float">
            <text:p>25</text:p>
          </table:table-cell>
          <table:table-cell table:style-name="ce3" office:value-type="string" calcext:value-type="string" table:number-columns-spanned="6" table:number-rows-spanned="1">
            <text:p><text:s/>PIOTR KANIZJUSZ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25" calcext:value-type="float">
            <text:p>1925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6" calcext:value-type="float">
            <text:p>26</text:p>
          </table:table-cell>
          <table:table-cell table:style-name="ce3" office:value-type="string" calcext:value-type="string" table:number-columns-spanned="6" table:number-rows-spanned="1">
            <text:p><text:s/>JAN OD KRZYŻA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26" calcext:value-type="float">
            <text:p>1926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7" calcext:value-type="float">
            <text:p>27</text:p>
          </table:table-cell>
          <table:table-cell table:style-name="ce3" office:value-type="string" calcext:value-type="string" table:number-columns-spanned="6" table:number-rows-spanned="1">
            <text:p><text:s/>ALBERT WIELK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31" calcext:value-type="float">
            <text:p>1931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8" calcext:value-type="float">
            <text:p>28</text:p>
          </table:table-cell>
          <table:table-cell table:style-name="ce3" office:value-type="string" calcext:value-type="string" table:number-columns-spanned="6" table:number-rows-spanned="1">
            <text:p><text:s/>ROBERT BELLARMIN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31" calcext:value-type="float">
            <text:p>1931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9" calcext:value-type="float">
            <text:p>29</text:p>
          </table:table-cell>
          <table:table-cell table:style-name="ce3" office:value-type="string" calcext:value-type="string" table:number-columns-spanned="6" table:number-rows-spanned="1">
            <text:p><text:s/>ANTONI Z PADW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46" calcext:value-type="float">
            <text:p>1946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0" calcext:value-type="float">
            <text:p>30</text:p>
          </table:table-cell>
          <table:table-cell table:style-name="ce3" office:value-type="string" calcext:value-type="string" table:number-columns-spanned="6" table:number-rows-spanned="1">
            <text:p><text:s/>WAWRZYNIEC Z BRINDIS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59" calcext:value-type="float">
            <text:p>1959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1" calcext:value-type="float">
            <text:p>31</text:p>
          </table:table-cell>
          <table:table-cell table:style-name="ce3" office:value-type="string" calcext:value-type="string" table:number-columns-spanned="6" table:number-rows-spanned="1">
            <text:p><text:s/>KATARZYNA ZE SIENY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70" calcext:value-type="float">
            <text:p>197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2" calcext:value-type="float">
            <text:p>32</text:p>
          </table:table-cell>
          <table:table-cell table:style-name="ce3" office:value-type="string" calcext:value-type="string" table:number-columns-spanned="6" table:number-rows-spanned="1">
            <text:p><text:s/>TERESA Z ÁVIL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70" calcext:value-type="float">
            <text:p>1970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G. </text:span><text:span text:style-name="T13">OSIĄGNIĘCIE:</text:span><text:span text:style-name="T12"> </text:span><text:span text:style-name="T15">DOKTOROWIE KOŚCIOŁA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6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5"/>
          <table:table-cell table:style-name="ce124" office:value-type="string" calcext:value-type="string">
            <text:p>ROK</text:p>
            <text:p>USTANO-</text:p>
            <text:p>WIENIA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33" calcext:value-type="float">
            <text:p>33</text:p>
          </table:table-cell>
          <table:table-cell table:style-name="ce3" office:value-type="string" calcext:value-type="string" table:number-columns-spanned="6" table:number-rows-spanned="1">
            <text:p><text:s/>TERESA Z LISIEUX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1997" calcext:value-type="float">
            <text:p>1997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4" calcext:value-type="float">
            <text:p>34</text:p>
          </table:table-cell>
          <table:table-cell table:style-name="ce3" office:value-type="string" calcext:value-type="string" table:number-columns-spanned="6" table:number-rows-spanned="1">
            <text:p><text:s/>HILDEGARDA Z BINGEN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2012" calcext:value-type="float">
            <text:p>2012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5" calcext:value-type="float">
            <text:p>35</text:p>
          </table:table-cell>
          <table:table-cell table:style-name="ce3" office:value-type="string" calcext:value-type="string" table:number-columns-spanned="6" table:number-rows-spanned="1">
            <text:p><text:s/>JAN Z ÁVIL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2012" calcext:value-type="float">
            <text:p>2012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6" calcext:value-type="float">
            <text:p>36</text:p>
          </table:table-cell>
          <table:table-cell table:style-name="ce3" office:value-type="string" calcext:value-type="string" table:number-columns-spanned="6" table:number-rows-spanned="1">
            <text:p><text:s/>GRZEGORZ Z NAREK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2015" calcext:value-type="float">
            <text:p>2015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7" calcext:value-type="float">
            <text:p>37</text:p>
          </table:table-cell>
          <table:table-cell table:style-name="ce3" office:value-type="string" calcext:value-type="string" table:number-columns-spanned="6" table:number-rows-spanned="1">
            <text:p><text:s/>IRENEUSZ Z LYONU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table-cell table:style-name="ce89" office:value-type="float" office:value="2022" calcext:value-type="float">
            <text:p>2022</text:p>
          </table:table-cell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8" calcext:value-type="float">
            <text:p>38</text:p>
          </table:table-cell>
          <table:table-cell table:style-name="ce25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9" calcext:value-type="float">
            <text:p>39</text:p>
          </table:table-cell>
          <table:table-cell table:style-name="ce25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0" calcext:value-type="float">
            <text:p>40</text:p>
          </table:table-cell>
          <table:table-cell table:style-name="ce25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1" calcext:value-type="float">
            <text:p>41</text:p>
          </table:table-cell>
          <table:table-cell table:style-name="ce25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2" calcext:value-type="float">
            <text:p>42</text:p>
          </table:table-cell>
          <table:table-cell table:style-name="ce25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3" calcext:value-type="float">
            <text:p>43</text:p>
          </table:table-cell>
          <table:table-cell table:style-name="ce25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4" calcext:value-type="float">
            <text:p>44</text:p>
          </table:table-cell>
          <table:table-cell table:style-name="ce25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5" calcext:value-type="float">
            <text:p>45</text:p>
          </table:table-cell>
          <table:table-cell table:style-name="ce25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6" calcext:value-type="float">
            <text:p>46</text:p>
          </table:table-cell>
          <table:table-cell table:style-name="ce25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7" calcext:value-type="float">
            <text:p>47</text:p>
          </table:table-cell>
          <table:table-cell table:style-name="ce25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8" calcext:value-type="float">
            <text:p>48</text:p>
          </table:table-cell>
          <table:table-cell table:style-name="ce25" table:number-columns-spanned="6" table:number-rows-spanned="1"/>
          <table:covered-table-cell table:style-name="ce94"/>
          <table:covered-table-cell table:style-name="ce99"/>
          <table:covered-table-cell table:number-columns-repeated="2" table:style-name="ce101"/>
          <table:covered-table-cell table:style-name="ce102"/>
          <table:table-cell table:style-name="ce89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509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YH. PAPIEŻE" table:style-name="ta1">
        <table:table-column table:style-name="co1" table:default-cell-style-name="ce91"/>
        <table:table-column table:style-name="co2" table:default-cell-style-name="ce91"/>
        <table:table-column table:style-name="co3" table:default-cell-style-name="ce91"/>
        <table:table-column table:style-name="co4" table:default-cell-style-name="ce91"/>
        <table:table-column table:style-name="co5" table:default-cell-style-name="ce91"/>
        <table:table-column table:style-name="co4" table:default-cell-style-name="ce91"/>
        <table:table-column table:style-name="co46" table:default-cell-style-name="ce91"/>
        <table:table-column table:style-name="co7" table:number-columns-repeated="5" table:default-cell-style-name="ce91"/>
        <table:table-column table:style-name="co8" table:number-columns-repeated="1011" table:default-cell-style-name="ce91"/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number-columns-repeated="3"/>
          <table:table-cell table:style-name="ce139" table:number-columns-repeated="1008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5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<text:s/>PIOTR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<text:s/>LINUS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" calcext:value-type="float">
            <text:p>3</text:p>
          </table:table-cell>
          <table:table-cell table:style-name="ce3" office:value-type="string" calcext:value-type="string" table:number-columns-spanned="7" table:number-rows-spanned="1">
            <text:p><text:s/>ANAKLET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" calcext:value-type="float">
            <text:p>4</text:p>
          </table:table-cell>
          <table:table-cell table:style-name="ce3" office:value-type="string" calcext:value-type="string" table:number-columns-spanned="7" table:number-rows-spanned="1">
            <text:p><text:s/>KLEMEN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" calcext:value-type="float">
            <text:p>5</text:p>
          </table:table-cell>
          <table:table-cell table:style-name="ce3" office:value-type="string" calcext:value-type="string" table:number-columns-spanned="7" table:number-rows-spanned="1">
            <text:p><text:s/>EWARYST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" calcext:value-type="float">
            <text:p>6</text:p>
          </table:table-cell>
          <table:table-cell table:style-name="ce3" office:value-type="string" calcext:value-type="string" table:number-columns-spanned="7" table:number-rows-spanned="1">
            <text:p><text:s/>ALEKSANDER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" calcext:value-type="float">
            <text:p>7</text:p>
          </table:table-cell>
          <table:table-cell table:style-name="ce3" office:value-type="string" calcext:value-type="string" table:number-columns-spanned="7" table:number-rows-spanned="1">
            <text:p><text:s/>SYKSTU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" calcext:value-type="float">
            <text:p>8</text:p>
          </table:table-cell>
          <table:table-cell table:style-name="ce3" office:value-type="string" calcext:value-type="string" table:number-columns-spanned="7" table:number-rows-spanned="1">
            <text:p><text:s/>TELESFOR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" calcext:value-type="float">
            <text:p>9</text:p>
          </table:table-cell>
          <table:table-cell table:style-name="ce3" office:value-type="string" calcext:value-type="string" table:number-columns-spanned="7" table:number-rows-spanned="1">
            <text:p><text:s/>HYGI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0" calcext:value-type="float">
            <text:p>10</text:p>
          </table:table-cell>
          <table:table-cell table:style-name="ce3" office:value-type="string" calcext:value-type="string" table:number-columns-spanned="7" table:number-rows-spanned="1">
            <text:p><text:s/>PIU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1" calcext:value-type="float">
            <text:p>11</text:p>
          </table:table-cell>
          <table:table-cell table:style-name="ce3" office:value-type="string" calcext:value-type="string" table:number-columns-spanned="7" table:number-rows-spanned="1">
            <text:p><text:s/>ANICET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2" calcext:value-type="float">
            <text:p>12</text:p>
          </table:table-cell>
          <table:table-cell table:style-name="ce3" office:value-type="string" calcext:value-type="string" table:number-columns-spanned="7" table:number-rows-spanned="1">
            <text:p><text:s/>SOTER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3" calcext:value-type="float">
            <text:p>13</text:p>
          </table:table-cell>
          <table:table-cell table:style-name="ce3" office:value-type="string" calcext:value-type="string" table:number-columns-spanned="7" table:number-rows-spanned="1">
            <text:p><text:s/>ELEUTER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4" calcext:value-type="float">
            <text:p>14</text:p>
          </table:table-cell>
          <table:table-cell table:style-name="ce3" office:value-type="string" calcext:value-type="string" table:number-columns-spanned="7" table:number-rows-spanned="1">
            <text:p><text:s/>WIKTOR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5" calcext:value-type="float">
            <text:p>15</text:p>
          </table:table-cell>
          <table:table-cell table:style-name="ce3" office:value-type="string" calcext:value-type="string" table:number-columns-spanned="7" table:number-rows-spanned="1">
            <text:p><text:s/>ZEFIRY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6" calcext:value-type="float">
            <text:p>16</text:p>
          </table:table-cell>
          <table:table-cell table:style-name="ce3" office:value-type="string" calcext:value-type="string" table:number-columns-spanned="7" table:number-rows-spanned="1">
            <text:p><text:s/>KALIKST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5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17" calcext:value-type="float">
            <text:p>17</text:p>
          </table:table-cell>
          <table:table-cell table:style-name="ce3" office:value-type="string" calcext:value-type="string" table:number-columns-spanned="7" table:number-rows-spanned="1">
            <text:p><text:s/>URBAN 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8" calcext:value-type="float">
            <text:p>18</text:p>
          </table:table-cell>
          <table:table-cell table:style-name="ce3" office:value-type="string" calcext:value-type="string" table:number-columns-spanned="7" table:number-rows-spanned="1">
            <text:p><text:s/>PONCJA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19" calcext:value-type="float">
            <text:p>19</text:p>
          </table:table-cell>
          <table:table-cell table:style-name="ce3" office:value-type="string" calcext:value-type="string" table:number-columns-spanned="7" table:number-rows-spanned="1">
            <text:p><text:s/>ANTER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0" calcext:value-type="float">
            <text:p>20</text:p>
          </table:table-cell>
          <table:table-cell table:style-name="ce3" office:value-type="string" calcext:value-type="string" table:number-columns-spanned="7" table:number-rows-spanned="1">
            <text:p><text:s/>FABIA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1" calcext:value-type="float">
            <text:p>21</text:p>
          </table:table-cell>
          <table:table-cell table:style-name="ce3" office:value-type="string" calcext:value-type="string" table:number-columns-spanned="7" table:number-rows-spanned="1">
            <text:p><text:s/>KORNELI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2" calcext:value-type="float">
            <text:p>22</text:p>
          </table:table-cell>
          <table:table-cell table:style-name="ce3" office:value-type="string" calcext:value-type="string" table:number-columns-spanned="7" table:number-rows-spanned="1">
            <text:p><text:s/>LUCJ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3" calcext:value-type="float">
            <text:p>23</text:p>
          </table:table-cell>
          <table:table-cell table:style-name="ce3" office:value-type="string" calcext:value-type="string" table:number-columns-spanned="7" table:number-rows-spanned="1">
            <text:p><text:s/>STEFA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4" calcext:value-type="float">
            <text:p>24</text:p>
          </table:table-cell>
          <table:table-cell table:style-name="ce3" office:value-type="string" calcext:value-type="string" table:number-columns-spanned="7" table:number-rows-spanned="1">
            <text:p><text:s/>SYKSTUS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5" calcext:value-type="float">
            <text:p>25</text:p>
          </table:table-cell>
          <table:table-cell table:style-name="ce3" office:value-type="string" calcext:value-type="string" table:number-columns-spanned="7" table:number-rows-spanned="1">
            <text:p><text:s/>DIONIZY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6" calcext:value-type="float">
            <text:p>26</text:p>
          </table:table-cell>
          <table:table-cell table:style-name="ce3" office:value-type="string" calcext:value-type="string" table:number-columns-spanned="7" table:number-rows-spanned="1">
            <text:p><text:s/>FELIK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7" calcext:value-type="float">
            <text:p>27</text:p>
          </table:table-cell>
          <table:table-cell table:style-name="ce3" office:value-type="string" calcext:value-type="string" table:number-columns-spanned="7" table:number-rows-spanned="1">
            <text:p><text:s/>EUTYCHIA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8" calcext:value-type="float">
            <text:p>28</text:p>
          </table:table-cell>
          <table:table-cell table:style-name="ce3" office:value-type="string" calcext:value-type="string" table:number-columns-spanned="7" table:number-rows-spanned="1">
            <text:p><text:s/>KAJUS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29" calcext:value-type="float">
            <text:p>29</text:p>
          </table:table-cell>
          <table:table-cell table:style-name="ce3" office:value-type="string" calcext:value-type="string" table:number-columns-spanned="7" table:number-rows-spanned="1">
            <text:p><text:s/>MARCELI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0" calcext:value-type="float">
            <text:p>30</text:p>
          </table:table-cell>
          <table:table-cell table:style-name="ce3" office:value-type="string" calcext:value-type="string" table:number-columns-spanned="7" table:number-rows-spanned="1">
            <text:p><text:s/>MARCELI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1" calcext:value-type="float">
            <text:p>31</text:p>
          </table:table-cell>
          <table:table-cell table:style-name="ce3" office:value-type="string" calcext:value-type="string" table:number-columns-spanned="7" table:number-rows-spanned="1">
            <text:p><text:s/>EUZEBI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2" calcext:value-type="float">
            <text:p>32</text:p>
          </table:table-cell>
          <table:table-cell table:style-name="ce3" office:value-type="string" calcext:value-type="string" table:number-columns-spanned="7" table:number-rows-spanned="1">
            <text:p><text:s/>MILCJADES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5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33" calcext:value-type="float">
            <text:p>33</text:p>
          </table:table-cell>
          <table:table-cell table:style-name="ce3" office:value-type="string" calcext:value-type="string" table:number-columns-spanned="7" table:number-rows-spanned="1">
            <text:p><text:s/>SYLWESTER 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4" calcext:value-type="float">
            <text:p>34</text:p>
          </table:table-cell>
          <table:table-cell table:style-name="ce3" office:value-type="string" calcext:value-type="string" table:number-columns-spanned="7" table:number-rows-spanned="1">
            <text:p><text:s/>MAREK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5" calcext:value-type="float">
            <text:p>35</text:p>
          </table:table-cell>
          <table:table-cell table:style-name="ce3" office:value-type="string" calcext:value-type="string" table:number-columns-spanned="7" table:number-rows-spanned="1">
            <text:p><text:s/>JULI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6" calcext:value-type="float">
            <text:p>36</text:p>
          </table:table-cell>
          <table:table-cell table:style-name="ce3" office:value-type="string" calcext:value-type="string" table:number-columns-spanned="7" table:number-rows-spanned="1">
            <text:p><text:s/>LIBERI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7" calcext:value-type="float">
            <text:p>37</text:p>
          </table:table-cell>
          <table:table-cell table:style-name="ce3" office:value-type="string" calcext:value-type="string" table:number-columns-spanned="7" table:number-rows-spanned="1">
            <text:p><text:s/>DAMAZY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8" calcext:value-type="float">
            <text:p>38</text:p>
          </table:table-cell>
          <table:table-cell table:style-name="ce3" office:value-type="string" calcext:value-type="string" table:number-columns-spanned="7" table:number-rows-spanned="1">
            <text:p><text:s/>SYRYCJ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39" calcext:value-type="float">
            <text:p>39</text:p>
          </table:table-cell>
          <table:table-cell table:style-name="ce3" office:value-type="string" calcext:value-type="string" table:number-columns-spanned="7" table:number-rows-spanned="1">
            <text:p><text:s/>ANASTAZY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0" calcext:value-type="float">
            <text:p>40</text:p>
          </table:table-cell>
          <table:table-cell table:style-name="ce3" office:value-type="string" calcext:value-type="string" table:number-columns-spanned="7" table:number-rows-spanned="1">
            <text:p><text:s/>INNOCENTY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1" calcext:value-type="float">
            <text:p>41</text:p>
          </table:table-cell>
          <table:table-cell table:style-name="ce3" office:value-type="string" calcext:value-type="string" table:number-columns-spanned="7" table:number-rows-spanned="1">
            <text:p><text:s/>ZOZYM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2" calcext:value-type="float">
            <text:p>42</text:p>
          </table:table-cell>
          <table:table-cell table:style-name="ce3" office:value-type="string" calcext:value-type="string" table:number-columns-spanned="7" table:number-rows-spanned="1">
            <text:p><text:s/>BONIFACY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3" calcext:value-type="float">
            <text:p>43</text:p>
          </table:table-cell>
          <table:table-cell table:style-name="ce3" office:value-type="string" calcext:value-type="string" table:number-columns-spanned="7" table:number-rows-spanned="1">
            <text:p><text:s/>CELESTY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4" calcext:value-type="float">
            <text:p>44</text:p>
          </table:table-cell>
          <table:table-cell table:style-name="ce3" office:value-type="string" calcext:value-type="string" table:number-columns-spanned="7" table:number-rows-spanned="1">
            <text:p><text:s/>SYKSTUS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5" calcext:value-type="float">
            <text:p>45</text:p>
          </table:table-cell>
          <table:table-cell table:style-name="ce3" office:value-type="string" calcext:value-type="string" table:number-columns-spanned="7" table:number-rows-spanned="1">
            <text:p><text:s/>LEO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6" calcext:value-type="float">
            <text:p>46</text:p>
          </table:table-cell>
          <table:table-cell table:style-name="ce3" office:value-type="string" calcext:value-type="string" table:number-columns-spanned="7" table:number-rows-spanned="1">
            <text:p><text:s/>HILARY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7" calcext:value-type="float">
            <text:p>47</text:p>
          </table:table-cell>
          <table:table-cell table:style-name="ce3" office:value-type="string" calcext:value-type="string" table:number-columns-spanned="7" table:number-rows-spanned="1">
            <text:p><text:s/>SYMPLICJ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48" calcext:value-type="float">
            <text:p>48</text:p>
          </table:table-cell>
          <table:table-cell table:style-name="ce3" office:value-type="string" calcext:value-type="string" table:number-columns-spanned="7" table:number-rows-spanned="1">
            <text:p><text:s/>FELIKS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5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49" calcext:value-type="float">
            <text:p>49</text:p>
          </table:table-cell>
          <table:table-cell table:style-name="ce3" office:value-type="string" calcext:value-type="string" table:number-columns-spanned="7" table:number-rows-spanned="1">
            <text:p><text:s/>GELAZJUSZ 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0" calcext:value-type="float">
            <text:p>50</text:p>
          </table:table-cell>
          <table:table-cell table:style-name="ce3" office:value-type="string" calcext:value-type="string" table:number-columns-spanned="7" table:number-rows-spanned="1">
            <text:p><text:s/>SYMMACH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1" calcext:value-type="float">
            <text:p>51</text:p>
          </table:table-cell>
          <table:table-cell table:style-name="ce3" office:value-type="string" calcext:value-type="string" table:number-columns-spanned="7" table:number-rows-spanned="1">
            <text:p><text:s/>HORMIZDAS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2" calcext:value-type="float">
            <text:p>52</text:p>
          </table:table-cell>
          <table:table-cell table:style-name="ce3" office:value-type="string" calcext:value-type="string" table:number-columns-spanned="7" table:number-rows-spanned="1">
            <text:p><text:s/>JA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3" calcext:value-type="float">
            <text:p>53</text:p>
          </table:table-cell>
          <table:table-cell table:style-name="ce3" office:value-type="string" calcext:value-type="string" table:number-columns-spanned="7" table:number-rows-spanned="1">
            <text:p><text:s/>FELIKS I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4" calcext:value-type="float">
            <text:p>54</text:p>
          </table:table-cell>
          <table:table-cell table:style-name="ce3" office:value-type="string" calcext:value-type="string" table:number-columns-spanned="7" table:number-rows-spanned="1">
            <text:p><text:s/>AGAPIT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5" calcext:value-type="float">
            <text:p>55</text:p>
          </table:table-cell>
          <table:table-cell table:style-name="ce3" office:value-type="string" calcext:value-type="string" table:number-columns-spanned="7" table:number-rows-spanned="1">
            <text:p><text:s/>SYLWERIU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6" calcext:value-type="float">
            <text:p>56</text:p>
          </table:table-cell>
          <table:table-cell table:style-name="ce3" office:value-type="string" calcext:value-type="string" table:number-columns-spanned="7" table:number-rows-spanned="1">
            <text:p><text:s/>GRZEGOR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7" calcext:value-type="float">
            <text:p>57</text:p>
          </table:table-cell>
          <table:table-cell table:style-name="ce3" office:value-type="string" calcext:value-type="string" table:number-columns-spanned="7" table:number-rows-spanned="1">
            <text:p><text:s/>ADEODAT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8" calcext:value-type="float">
            <text:p>58</text:p>
          </table:table-cell>
          <table:table-cell table:style-name="ce3" office:value-type="string" calcext:value-type="string" table:number-columns-spanned="7" table:number-rows-spanned="1">
            <text:p><text:s/>MARCIN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59" calcext:value-type="float">
            <text:p>59</text:p>
          </table:table-cell>
          <table:table-cell table:style-name="ce3" office:value-type="string" calcext:value-type="string" table:number-columns-spanned="7" table:number-rows-spanned="1">
            <text:p><text:s/>EUGENI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0" calcext:value-type="float">
            <text:p>60</text:p>
          </table:table-cell>
          <table:table-cell table:style-name="ce3" office:value-type="string" calcext:value-type="string" table:number-columns-spanned="7" table:number-rows-spanned="1">
            <text:p><text:s/>WITALIA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1" calcext:value-type="float">
            <text:p>61</text:p>
          </table:table-cell>
          <table:table-cell table:style-name="ce3" office:value-type="string" calcext:value-type="string" table:number-columns-spanned="7" table:number-rows-spanned="1">
            <text:p><text:s/>AGATON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2" calcext:value-type="float">
            <text:p>62</text:p>
          </table:table-cell>
          <table:table-cell table:style-name="ce3" office:value-type="string" calcext:value-type="string" table:number-columns-spanned="7" table:number-rows-spanned="1">
            <text:p><text:s/>LEON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3" calcext:value-type="float">
            <text:p>63</text:p>
          </table:table-cell>
          <table:table-cell table:style-name="ce3" office:value-type="string" calcext:value-type="string" table:number-columns-spanned="7" table:number-rows-spanned="1">
            <text:p><text:s/>BENEDYKT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4" calcext:value-type="float">
            <text:p>64</text:p>
          </table:table-cell>
          <table:table-cell table:style-name="ce3" office:value-type="string" calcext:value-type="string" table:number-columns-spanned="7" table:number-rows-spanned="1">
            <text:p><text:s/>SERGIUSZ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5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65" calcext:value-type="float">
            <text:p>65</text:p>
          </table:table-cell>
          <table:table-cell table:style-name="ce3" office:value-type="string" calcext:value-type="string" table:number-columns-spanned="7" table:number-rows-spanned="1">
            <text:p><text:s/>GRZEGORZ II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6" calcext:value-type="float">
            <text:p>66</text:p>
          </table:table-cell>
          <table:table-cell table:style-name="ce3" office:value-type="string" calcext:value-type="string" table:number-columns-spanned="7" table:number-rows-spanned="1">
            <text:p><text:s/>GRZEGORZ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7" calcext:value-type="float">
            <text:p>67</text:p>
          </table:table-cell>
          <table:table-cell table:style-name="ce3" office:value-type="string" calcext:value-type="string" table:number-columns-spanned="7" table:number-rows-spanned="1">
            <text:p><text:s/>ZACHARIASZ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8" calcext:value-type="float">
            <text:p>68</text:p>
          </table:table-cell>
          <table:table-cell table:style-name="ce3" office:value-type="string" calcext:value-type="string" table:number-columns-spanned="7" table:number-rows-spanned="1">
            <text:p><text:s/>PAWEŁ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69" calcext:value-type="float">
            <text:p>69</text:p>
          </table:table-cell>
          <table:table-cell table:style-name="ce3" office:value-type="string" calcext:value-type="string" table:number-columns-spanned="7" table:number-rows-spanned="1">
            <text:p><text:s/>LEON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0" calcext:value-type="float">
            <text:p>70</text:p>
          </table:table-cell>
          <table:table-cell table:style-name="ce3" office:value-type="string" calcext:value-type="string" table:number-columns-spanned="7" table:number-rows-spanned="1">
            <text:p><text:s/>PASCHALIS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1" calcext:value-type="float">
            <text:p>71</text:p>
          </table:table-cell>
          <table:table-cell table:style-name="ce3" office:value-type="string" calcext:value-type="string" table:number-columns-spanned="7" table:number-rows-spanned="1">
            <text:p><text:s/>LEON I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2" calcext:value-type="float">
            <text:p>72</text:p>
          </table:table-cell>
          <table:table-cell table:style-name="ce3" office:value-type="string" calcext:value-type="string" table:number-columns-spanned="7" table:number-rows-spanned="1">
            <text:p><text:s/>MIKOŁAJ I WIELK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3" calcext:value-type="float">
            <text:p>73</text:p>
          </table:table-cell>
          <table:table-cell table:style-name="ce3" office:value-type="string" calcext:value-type="string" table:number-columns-spanned="7" table:number-rows-spanned="1">
            <text:p><text:s/>HADRIAN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4" calcext:value-type="float">
            <text:p>74</text:p>
          </table:table-cell>
          <table:table-cell table:style-name="ce3" office:value-type="string" calcext:value-type="string" table:number-columns-spanned="7" table:number-rows-spanned="1">
            <text:p><text:s/>LEON IX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5" calcext:value-type="float">
            <text:p>75</text:p>
          </table:table-cell>
          <table:table-cell table:style-name="ce3" office:value-type="string" calcext:value-type="string" table:number-columns-spanned="7" table:number-rows-spanned="1">
            <text:p><text:s/>GRZEGORZ V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6" calcext:value-type="float">
            <text:p>76</text:p>
          </table:table-cell>
          <table:table-cell table:style-name="ce3" office:value-type="string" calcext:value-type="string" table:number-columns-spanned="7" table:number-rows-spanned="1">
            <text:p><text:s/>WIKTOR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7" calcext:value-type="float">
            <text:p>77</text:p>
          </table:table-cell>
          <table:table-cell table:style-name="ce3" office:value-type="string" calcext:value-type="string" table:number-columns-spanned="7" table:number-rows-spanned="1">
            <text:p><text:s/>URBAN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8" calcext:value-type="float">
            <text:p>78</text:p>
          </table:table-cell>
          <table:table-cell table:style-name="ce3" office:value-type="string" calcext:value-type="string" table:number-columns-spanned="7" table:number-rows-spanned="1">
            <text:p><text:s/>EUGENIUSZ 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79" calcext:value-type="float">
            <text:p>79</text:p>
          </table:table-cell>
          <table:table-cell table:style-name="ce3" office:value-type="string" calcext:value-type="string" table:number-columns-spanned="7" table:number-rows-spanned="1">
            <text:p><text:s/>GRZEGORZ X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0" calcext:value-type="float">
            <text:p>80</text:p>
          </table:table-cell>
          <table:table-cell table:style-name="ce3" office:value-type="string" calcext:value-type="string" table:number-columns-spanned="7" table:number-rows-spanned="1">
            <text:p><text:s/>INNOCENTY 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7" table:number-rows-spanned="1">
            <text:p><text:span text:style-name="T10">YH. </text:span><text:span text:style-name="T13">OSIĄGNIĘCIE:</text:span><text:span text:style-name="T12"> </text:span><text:span text:style-name="T14">PAPIEŻE</text:span></text:p>
          </table:table-cell>
          <table:covered-table-cell table:style-name="ce4"/>
          <table:covered-table-cell table:style-name="ce93"/>
          <table:covered-table-cell table:style-name="ce15"/>
          <table:covered-table-cell table:style-name="ce100"/>
          <table:covered-table-cell table:style-name="ce15"/>
          <table:covered-table-cell table:style-name="ce100"/>
          <table:table-cell table:style-name="ce15" office:value-type="string" calcext:value-type="string" table:number-columns-spanned="2" table:number-rows-spanned="1">
            <text:p>WŁAŚCICIEL:</text:p>
          </table:table-cell>
          <table:covered-table-cell table:style-name="ce23" office:value-type="string" calcext:value-type="string">
            <text:p>pl.MyPatrons.org</text:p>
          </table:covered-table-cell>
          <table:table-cell table:style-name="ce23" office:value-type="string" calcext:value-type="string" table:number-columns-spanned="3" table:number-rows-spanned="1">
            <text:p>myPatrons.org</text:p>
          </table:table-cell>
          <table:covered-table-cell table:style-name="ce169"/>
          <table:covered-table-cell table:style-name="ce23"/>
          <table:table-cell table:number-columns-repeated="1011"/>
        </table:table-row>
        <table:table-row table:style-name="ro1">
          <table:table-cell table:style-name="ce5" office:value-type="string" calcext:value-type="string">
            <text:p>KOLEJNY</text:p>
            <text:p>NUMER</text:p>
          </table:table-cell>
          <table:table-cell table:style-name="ce2" office:value-type="string" calcext:value-type="string" table:number-columns-spanned="7" table:number-rows-spanned="1">
            <text:p>IMIĘ PATRONA</text:p>
          </table:table-cell>
          <table:covered-table-cell table:number-columns-repeated="2" table:style-name="ce2"/>
          <table:covered-table-cell table:number-columns-repeated="3" table:style-name="ce5"/>
          <table:covered-table-cell table:style-name="ce124"/>
          <table:table-cell table:style-name="ce124" office:value-type="string" calcext:value-type="string">
            <text:p><text:span text:style-name="T3">NUMER</text:span></text:p>
            <text:p><text:span text:style-name="T3">LISTA T</text:span></text:p>
            <text:p><text:span text:style-name="T3">(OPIEKUN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A</text:span></text:p>
            <text:p><text:span text:style-name="T3">(OBROŃCA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U</text:span></text:p>
            <text:p><text:span text:style-name="T3">(ORĘDOWNIK)</text:span></text:p>
          </table:table-cell>
          <table:table-cell table:style-name="ce124" office:value-type="string" calcext:value-type="string">
            <text:p><text:span text:style-name="T3">NUMER</text:span></text:p>
            <text:p><text:span text:style-name="T3">LISTA P</text:span></text:p>
            <text:p><text:span text:style-name="T3">(PRZYJACIEL)</text:span></text:p>
          </table:table-cell>
          <table:table-cell table:number-columns-repeated="1011"/>
        </table:table-row>
        <table:table-row table:style-name="ro1">
          <table:table-cell table:style-name="ce89" office:value-type="float" office:value="81" calcext:value-type="float">
            <text:p>81</text:p>
          </table:table-cell>
          <table:table-cell table:style-name="ce3" office:value-type="string" calcext:value-type="string" table:number-columns-spanned="7" table:number-rows-spanned="1">
            <text:p><text:s/>CELESTYN V</text:p>
          </table:table-cell>
          <table:covered-table-cell table:style-name="ce3"/>
          <table:covered-table-cell table:style-name="ce171"/>
          <table:covered-table-cell table:number-columns-repeated="2" table:style-name="ce172"/>
          <table:covered-table-cell table:style-name="ce173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2" calcext:value-type="float">
            <text:p>82</text:p>
          </table:table-cell>
          <table:table-cell table:style-name="ce3" office:value-type="string" calcext:value-type="string" table:number-columns-spanned="7" table:number-rows-spanned="1">
            <text:p><text:s/>BENEDYKT X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3" calcext:value-type="float">
            <text:p>83</text:p>
          </table:table-cell>
          <table:table-cell table:style-name="ce3" office:value-type="string" calcext:value-type="string" table:number-columns-spanned="7" table:number-rows-spanned="1">
            <text:p><text:s/>URBAN 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4" calcext:value-type="float">
            <text:p>84</text:p>
          </table:table-cell>
          <table:table-cell table:style-name="ce3" office:value-type="string" calcext:value-type="string" table:number-columns-spanned="7" table:number-rows-spanned="1">
            <text:p><text:s/>PIUS V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5" calcext:value-type="float">
            <text:p>85</text:p>
          </table:table-cell>
          <table:table-cell table:style-name="ce3" office:value-type="string" calcext:value-type="string" table:number-columns-spanned="7" table:number-rows-spanned="1">
            <text:p><text:s/>INNOCENTY X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6" calcext:value-type="float">
            <text:p>86</text:p>
          </table:table-cell>
          <table:table-cell table:style-name="ce3" office:value-type="string" calcext:value-type="string" table:number-columns-spanned="7" table:number-rows-spanned="1">
            <text:p><text:s/>PIUS IX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7" calcext:value-type="float">
            <text:p>87</text:p>
          </table:table-cell>
          <table:table-cell table:style-name="ce3" office:value-type="string" calcext:value-type="string" table:number-columns-spanned="7" table:number-rows-spanned="1">
            <text:p><text:s/>PIUS X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8" calcext:value-type="float">
            <text:p>88</text:p>
          </table:table-cell>
          <table:table-cell table:style-name="ce3" office:value-type="string" calcext:value-type="string" table:number-columns-spanned="7" table:number-rows-spanned="1">
            <text:p><text:s/>JAN XXI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89" calcext:value-type="float">
            <text:p>89</text:p>
          </table:table-cell>
          <table:table-cell table:style-name="ce3" office:value-type="string" calcext:value-type="string" table:number-columns-spanned="7" table:number-rows-spanned="1">
            <text:p><text:s/>PAWEŁ V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0" calcext:value-type="float">
            <text:p>90</text:p>
          </table:table-cell>
          <table:table-cell table:style-name="ce3" office:value-type="string" calcext:value-type="string" table:number-columns-spanned="7" table:number-rows-spanned="1">
            <text:p><text:s/>JAN PAWEŁ 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1" calcext:value-type="float">
            <text:p>91</text:p>
          </table:table-cell>
          <table:table-cell table:style-name="ce3" office:value-type="string" calcext:value-type="string" table:number-columns-spanned="7" table:number-rows-spanned="1">
            <text:p><text:s/>JAN PAWEŁ II</text:p>
          </table:table-cell>
          <table:covered-table-cell table:number-columns-repeated="5" table:style-name="ce175"/>
          <table:covered-table-cell table:style-name="ce176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2" calcext:value-type="float">
            <text:p>92</text:p>
          </table:table-cell>
          <table:table-cell table:style-name="ce25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3" calcext:value-type="float">
            <text:p>93</text:p>
          </table:table-cell>
          <table:table-cell table:style-name="ce25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4" calcext:value-type="float">
            <text:p>94</text:p>
          </table:table-cell>
          <table:table-cell table:style-name="ce25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5" calcext:value-type="float">
            <text:p>95</text:p>
          </table:table-cell>
          <table:table-cell table:style-name="ce25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1">
          <table:table-cell table:style-name="ce89" office:value-type="float" office:value="96" calcext:value-type="float">
            <text:p>96</text:p>
          </table:table-cell>
          <table:table-cell table:style-name="ce25" table:number-columns-spanned="7" table:number-rows-spanned="1"/>
          <table:covered-table-cell table:number-columns-repeated="5" table:style-name="Default"/>
          <table:covered-table-cell table:style-name="ce90"/>
          <table:table-cell table:style-name="ce90"/>
          <table:table-cell table:style-name="ce137" table:number-columns-repeated="3"/>
          <table:table-cell table:number-columns-repeated="1011"/>
        </table:table-row>
        <table:table-row table:style-name="ro3" table:number-rows-repeated="1048455">
          <table:table-cell table:number-columns-repeated="1023"/>
        </table:table-row>
        <table:table-row table:style-name="ro4" table:number-rows-repeated="1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VA. MIEJSCA ŚWIECKIE" table:style-name="ta1">
        <table:table-column table:style-name="co9" table:default-cell-style-name="ce91"/>
        <table:table-column table:style-name="co7" table:default-cell-style-name="ce91"/>
        <table:table-column table:style-name="co43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44" table:default-cell-style-name="ce91"/>
        <table:table-column table:style-name="co38" table:default-cell-style-name="ce91"/>
        <table:table-column table:style-name="co21" table:default-cell-style-name="ce91"/>
        <table:table-column table:style-name="co8" table:number-columns-repeated="1013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VA. MIEJSCA ŚWIECKIE</text:p>
          </table:table-cell>
          <table:covered-table-cell table:style-name="ce4"/>
          <table:covered-table-cell table:style-name="ce93"/>
          <table:table-cell table:style-name="ce15" office:value-type="string" calcext:value-type="string" table:number-columns-spanned="4" table:number-rows-spanned="1">
            <text:p>WŁAŚCICIEL:</text:p>
          </table:table-cell>
          <table:covered-table-cell table:number-columns-repeated="3" table:style-name="ce100"/>
          <table:table-cell table:style-name="ce153" office:value-type="string" calcext:value-type="string" table:number-columns-spanned="3" table:number-rows-spanned="1">
            <text:p>myPatrons.org</text:p>
          </table:table-cell>
          <table:covered-table-cell table:style-name="ce25"/>
          <table:covered-table-cell table:style-name="ce93"/>
          <table:table-cell table:style-name="ce139" table:number-columns-repeated="1013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5" office:value-type="string" calcext:value-type="string">
            <text:p>MIEJSCOWOŚĆ I NAZWA MIEJSCA ŚWIECKIEGO</text:p>
            <text:p><text:span text:style-name="T2">(Z PODKREŚLONĄ NAZWĄ POWIĄZANEGO PATRONA)</text:span></text:p>
          </table:table-cell>
          <table:table-cell table:style-name="ce5" office:value-type="string" calcext:value-type="string" table:number-columns-spanned="4" table:number-rows-spanned="1">
            <text:p>DATA ODWIEDZIN MIEJSC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2" table:number-rows-spanned="1">
            <text:p>DODATKOWE</text:p>
            <text:p>INFORMACJE</text:p>
          </table:table-cell>
          <table:covered-table-cell table:style-name="ce5"/>
          <table:table-cell table:style-name="ce154" office:value-type="string" calcext:value-type="string">
            <text:p>MOD-</text:p>
            <text:p>LITWA</text:p>
          </table:table-cell>
          <table:table-cell table:style-name="ce143"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157"/>
          <table:table-cell table:style-name="ce158" table:number-columns-repeated="2"/>
          <table:table-cell table:style-name="ce159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1">
          <table:table-cell table:style-name="ce90" table:number-columns-repeated="3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90"/>
          <table:table-cell table:style-name="ce160" office:value-type="string" calcext:value-type="string">
            <text:p>M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B. DROGI KRZYŻOWE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8" table:default-cell-style-name="ce91"/>
        <table:table-column table:style-name="co1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VB. DROGI KRZYŻOW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5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154" office:value-type="string" calcext:value-type="string">
            <text:p><text:span text:style-name="T6">MIEJSCOWOŚĆ, TYP I TYTUŁ KOŚCIOŁA</text:span></text:p>
            <text:p><text:span text:style-name="T7">(Z PODKREŚLONĄ NAZWĄ POWIĄZANEGO PATRONA LUB ŚWIĘTA)</text:span></text:p>
          </table:table-cell>
          <table:table-cell table:style-name="ce92" office:value-type="string" calcext:value-type="string">
            <text:p>NUMER</text:p>
            <text:p>PATRONA</text:p>
            <text:p>LUB ŚWIĘTA</text:p>
          </table:table-cell>
          <table:table-cell table:style-name="ce5" office:value-type="string" calcext:value-type="string" table:number-columns-spanned="4" table:number-rows-spanned="1">
            <text:p>DATA DROGI KRZYŻ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C. MSZE CHRZCIELNE" table:style-name="ta1">
        <table:table-column table:style-name="co9" table:default-cell-style-name="ce91"/>
        <table:table-column table:style-name="co1" table:default-cell-style-name="ce91"/>
        <table:table-column table:style-name="co47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" table:default-cell-style-name="ce91"/>
        <table:table-column table:style-name="co37" table:number-columns-repeated="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VC. MSZE CHRZCIELN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IMIONA OCHRZCZONEJ OSOBY</text:p>
            <text:p><text:span text:style-name="T2">(Z PODKREŚLENIEM WSPÓLNYCH IMION Z PATRONEM)</text:span>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5" office:value-type="string" calcext:value-type="string" table:number-columns-spanned="4" table:number-rows-spanned="1">
            <text:p>DATA MSZY CHRZCIELN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92" office:value-type="string" calcext:value-type="string">
            <text:p>MOD-</text:p>
            <text:p>LITWA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style-name="ce160" office:value-type="string" calcext:value-type="string">
            <text:p>M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D. MSZE MAŁŻEŃSKIE" table:style-name="ta1">
        <table:table-column table:style-name="co9" table:default-cell-style-name="ce91"/>
        <table:table-column table:style-name="co1" table:default-cell-style-name="ce91"/>
        <table:table-column table:style-name="co48" table:default-cell-style-name="ce91"/>
        <table:table-column table:style-name="co4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" table:default-cell-style-name="ce91"/>
        <table:table-column table:style-name="co37" table:number-columns-repeated="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4" table:number-rows-spanned="1">
            <text:p>VD. MSZE MAŁŻEŃSKIE</text:p>
          </table:table-cell>
          <table:covered-table-cell table:number-columns-repeated="3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ROLA</text:p>
          </table:table-cell>
          <table:table-cell table:style-name="ce5" office:value-type="string" calcext:value-type="string">
            <text:p>IMIONA I NAZWISKA MAŁŻONKÓW</text:p>
            <text:p><text:span text:style-name="T2">(Z PODKREŚLENIEM WSPÓLNYCH IMION Z PATRONEM)</text:span>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5" office:value-type="string" calcext:value-type="string" table:number-columns-spanned="4" table:number-rows-spanned="1">
            <text:p>DATA MSZY MAŁŻEŃSKI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92" office:value-type="string" calcext:value-type="string">
            <text:p>MOD-</text:p>
            <text:p>LITWA</text:p>
          </table:table-cell>
          <table:table-cell table:style-name="ce143" table:number-columns-repeated="1012"/>
        </table:table-row>
        <table:table-row table:style-name="ro1"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5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5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5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5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5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5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5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5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5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5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5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5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5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5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1">
          <table:table-cell table:style-name="ce25" table:number-columns-spanned="1" table:number-rows-spanned="2"/>
          <table:table-cell table:style-name="ce25" table:number-columns-spanned="1" table:number-rows-spanned="2"/>
          <table:table-cell table:style-name="ce177" office:value-type="string" calcext:value-type="string">
            <text:p>MĄŻ:</text:p>
          </table:table-cell>
          <table:table-cell table:style-name="ce90" table:number-columns-repeated="2"/>
          <table:table-cell table:style-name="ce99" table:number-columns-spanned="1" table:number-rows-spanned="2"/>
          <table:table-cell table:style-name="ce178" table:number-columns-spanned="1" table:number-rows-spanned="2"/>
          <table:table-cell table:style-name="ce178" table:number-columns-spanned="1" table:number-rows-spanned="2"/>
          <table:table-cell table:style-name="ce179" table:number-columns-spanned="1" table:number-rows-spanned="2"/>
          <table:table-cell table:style-name="ce25" table:number-columns-spanned="2" table:number-rows-spanned="2"/>
          <table:covered-table-cell table:style-name="ce137"/>
          <table:table-cell table:style-name="ce160" office:value-type="string" calcext:value-type="string" table:number-columns-spanned="1" table:number-rows-spanned="2">
            <text:p>M</text:p>
          </table:table-cell>
          <table:table-cell table:number-columns-repeated="1012"/>
        </table:table-row>
        <table:table-row table:style-name="ro1">
          <table:covered-table-cell table:number-columns-repeated="2" table:style-name="ce90"/>
          <table:table-cell table:style-name="ce177" office:value-type="string" calcext:value-type="string">
            <text:p>ŻONA:</text:p>
          </table:table-cell>
          <table:table-cell table:style-name="ce90" table:number-columns-repeated="2"/>
          <table:covered-table-cell table:style-name="ce97"/>
          <table:covered-table-cell table:number-columns-repeated="2" table:style-name="ce101"/>
          <table:covered-table-cell table:style-name="ce102"/>
          <table:covered-table-cell table:style-name="ce25"/>
          <table:covered-table-cell table:style-name="ce137"/>
          <table:covered-table-cell table:style-name="ce160" office:value-type="string" calcext:value-type="string">
            <text:p>M</text:p>
          </table:covered-table-cell>
          <table:table-cell table:number-columns-repeated="1012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E. MSZE POGRZEBOWE" table:style-name="ta1">
        <table:table-column table:style-name="co9" table:default-cell-style-name="ce91"/>
        <table:table-column table:style-name="co1" table:default-cell-style-name="ce91"/>
        <table:table-column table:style-name="co47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" table:default-cell-style-name="ce91"/>
        <table:table-column table:style-name="co37" table:number-columns-repeated="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VE. MSZE POGRZEBOW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5" table:number-rows-spanned="1">
            <text:p>myPatrons.org</text:p>
          </table:table-cell>
          <table:covered-table-cell table:number-columns-repeated="3" table:style-name="ce153"/>
          <table:covered-table-cell table:style-name="ce9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IMIONA I NAZWISKO ZMARŁEJ OSOBY</text:p>
            <text:p><text:span text:style-name="T2">(Z PODKREŚLENIEM WSPÓLNYCH IMION Z PATRONEM)</text:span></text:p>
          </table:table-cell>
          <table:table-cell table:style-name="ce5" office:value-type="string" calcext:value-type="string">
            <text:p>NUMER</text:p>
            <text:p>PATRONA</text:p>
          </table:table-cell>
          <table:table-cell table:style-name="ce5" office:value-type="string" calcext:value-type="string" table:number-columns-spanned="4" table:number-rows-spanned="1">
            <text:p>DATA MSZY POGRZEBOWEJ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>
            <text:p>INFORMACJE</text:p>
            <text:p>DODATKOWE</text:p>
          </table:table-cell>
          <table:table-cell table:style-name="ce92" office:value-type="string" calcext:value-type="string">
            <text:p>MOD-</text:p>
            <text:p>LITWA</text:p>
          </table:table-cell>
          <table:table-cell table:style-name="ce92" office:value-type="string" calcext:value-type="string">
            <text:p>POGRZEB</text:p>
            <text:p>☑ / ☒</text:p>
          </table:table-cell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/>
          <table:table-cell table:style-name="ce160" office:value-type="string" calcext:value-type="string">
            <text:p>M</text:p>
          </table:table-cell>
          <table:table-cell table:style-name="ce160" office:value-type="string" calcext:value-type="string">
            <text:p>P</text:p>
          </table:table-cell>
          <table:table-cell table:number-columns-repeated="1012"/>
        </table:table-row>
        <table:table-row table:style-name="ro3" table:number-rows-repeated="104855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VF. LITANIE" table:style-name="ta1">
        <table:table-column table:style-name="co9" table:default-cell-style-name="ce91"/>
        <table:table-column table:style-name="co1" table:default-cell-style-name="ce91"/>
        <table:table-column table:style-name="co19" table:default-cell-style-name="ce91"/>
        <table:table-column table:style-name="co1" table:default-cell-style-name="ce91"/>
        <table:table-column table:style-name="co4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28" table:default-cell-style-name="ce91"/>
        <table:table-column table:style-name="co12" table:default-cell-style-name="ce91"/>
        <table:table-column table:style-name="co8" table:number-columns-repeated="1012" table:default-cell-style-name="ce91"/>
        <table:table-row table:style-name="ro1">
          <table:table-cell table:style-name="ce4" office:value-type="string" calcext:value-type="string" table:number-columns-spanned="3" table:number-rows-spanned="1">
            <text:p>VF. LITANIE</text:p>
          </table:table-cell>
          <table:covered-table-cell table:number-columns-repeated="2" table:style-name="ce4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style-name="ce161"/>
          <table:covered-table-cell table:style-name="ce162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number-columns-repeated="3" table:style-name="ce153"/>
          <table:table-cell table:style-name="ce139" table:number-columns-repeated="1012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5" office:value-type="string" calcext:value-type="string">
            <text:p>NUMER</text:p>
            <text:p>MIEJSCA</text:p>
          </table:table-cell>
          <table:table-cell table:style-name="ce5" office:value-type="string" calcext:value-type="string">
            <text:p>NAZWA LITANII</text:p>
            <text:p><text:span text:style-name="T2">W NAWIASIE: MIEJSCOWOŚĆ I TYTUŁ KOŚCIOŁA</text:span></text:p>
          </table:table-cell>
          <table:table-cell table:style-name="ce92" office:value-type="string" calcext:value-type="string">
            <text:p>NUMERY:</text:p>
            <text:p>PATRONA I</text:p>
            <text:p>EW. ŚWIĘTA</text:p>
          </table:table-cell>
          <table:table-cell table:style-name="ce5" office:value-type="string" calcext:value-type="string" table:number-columns-spanned="4" table:number-rows-spanned="1">
            <text:p>DATA ODMÓWIENIA LITANII</text:p>
            <text:p><text:span text:style-name="T2">(DZ. TYG. | ROK | MIESIĄC | DZIEŃ)</text:span></text:p>
          </table:table-cell>
          <table:covered-table-cell table:number-columns-repeated="3" table:style-name="Default"/>
          <table:table-cell table:style-name="ce154" office:value-type="string" calcext:value-type="string" table:number-columns-spanned="2" table:number-rows-spanned="1">
            <text:p>INFORMACJE</text:p>
            <text:p>DODATKOWE</text:p>
          </table:table-cell>
          <table:covered-table-cell table:style-name="ce92"/>
          <table:table-cell table:style-name="ce143"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1">
          <table:table-cell table:style-name="ce90" table:number-columns-repeated="4"/>
          <table:table-cell table:style-name="ce97"/>
          <table:table-cell table:style-name="ce101" table:number-columns-repeated="2"/>
          <table:table-cell table:style-name="ce102"/>
          <table:table-cell table:style-name="ce25" table:number-columns-spanned="2" table:number-rows-spanned="1"/>
          <table:covered-table-cell table:style-name="ce137"/>
          <table:table-cell table:number-columns-repeated="1012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G. SZKAPLERZE" table:style-name="ta1">
        <table:table-column table:style-name="co9" table:default-cell-style-name="ce91"/>
        <table:table-column table:style-name="co39" table:default-cell-style-name="ce91"/>
        <table:table-column table:style-name="co21" table:default-cell-style-name="ce91"/>
        <table:table-column table:style-name="co29" table:default-cell-style-name="ce91"/>
        <table:table-column table:style-name="co4" table:number-columns-repeated="3" table:default-cell-style-name="ce91"/>
        <table:table-column table:style-name="co5" table:default-cell-style-name="ce91"/>
        <table:table-column table:style-name="co4" table:number-columns-repeated="2" table:default-cell-style-name="ce91"/>
        <table:table-column table:style-name="co7" table:default-cell-style-name="ce91"/>
        <table:table-column table:style-name="co50" table:default-cell-style-name="ce91"/>
        <table:table-column table:style-name="co1" table:default-cell-style-name="ce91"/>
        <table:table-column table:style-name="co8" table:number-columns-repeated="1009" table:default-cell-style-name="ce91"/>
        <table:table-row table:style-name="ro1">
          <table:table-cell table:style-name="ce4" office:value-type="string" calcext:value-type="string" table:number-columns-spanned="6" table:number-rows-spanned="1">
            <text:p>VG. SZKAPLERZE</text:p>
          </table:table-cell>
          <table:covered-table-cell table:style-name="ce4"/>
          <table:covered-table-cell table:number-columns-repeated="4" table:style-name="ce93"/>
          <table:table-cell table:style-name="ce15" office:value-type="string" calcext:value-type="string" table:number-columns-spanned="3" table:number-rows-spanned="1">
            <text:p>WŁAŚCICIEL:</text:p>
          </table:table-cell>
          <table:covered-table-cell table:number-columns-repeated="2" table:style-name="ce100"/>
          <table:table-cell table:style-name="ce153" office:value-type="string" calcext:value-type="string" table:number-columns-spanned="4" table:number-rows-spanned="1">
            <text:p>myPatrons.org</text:p>
          </table:table-cell>
          <table:covered-table-cell table:style-name="ce93"/>
          <table:covered-table-cell table:style-name="ce153"/>
          <table:covered-table-cell table:style-name="ce93"/>
          <table:table-cell table:style-name="ce139" table:number-columns-repeated="1009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NAZWA SZKAPLERZA</text:p>
          </table:table-cell>
          <table:table-cell table:style-name="ce5" office:value-type="string" calcext:value-type="string" table:number-columns-spanned="4" table:number-rows-spanned="1">
            <text:p>DATA NAŁOŻENIA SZKAPLERZ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ATA WYKONANIA WYZWANIA</text:p>
            <text:p><text:span text:style-name="T2">(DZ. TYG. | ROK | MIESIĄC | DZIEŃ)</text:span></text:p>
          </table:table-cell>
          <table:covered-table-cell table:number-columns-repeated="3" table:style-name="ce5"/>
          <table:table-cell table:style-name="ce92" office:value-type="string" calcext:value-type="string">
            <text:p>NUMERY:</text:p>
            <text:p>PATRONA I</text:p>
            <text:p>EW. ŚWIĘTA</text:p>
          </table:table-cell>
          <table:table-cell table:style-name="ce5" office:value-type="string" calcext:value-type="string">
            <text:p>INFORMACJE</text:p>
            <text:p>DODATKOWE</text:p>
          </table:table-cell>
          <table:table-cell table:style-name="ce92" office:value-type="string" calcext:value-type="string">
            <text:p>MODLITWA</text:p>
            <text:p>SZKAPLE-</text:p>
            <text:p>RZA</text:p>
          </table:table-cell>
          <table:table-cell table:style-name="ce143"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157"/>
          <table:table-cell table:style-name="ce158" table:number-columns-repeated="2"/>
          <table:table-cell table:style-name="ce159"/>
          <table:table-cell table:style-name="ce164"/>
          <table:table-cell table:style-name="ce158" table:number-columns-repeated="2"/>
          <table:table-cell table:style-name="ce159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/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1">
          <table:table-cell table:style-name="ce89" table:number-columns-repeated="2"/>
          <table:table-cell table:style-name="ce97"/>
          <table:table-cell table:style-name="ce101" table:number-columns-repeated="2"/>
          <table:table-cell table:style-name="ce102"/>
          <table:table-cell table:style-name="ce164" office:value-type="string" calcext:value-type="string">
            <text:p><text:s/></text:p>
          </table:table-cell>
          <table:table-cell table:style-name="ce101" table:number-columns-repeated="2"/>
          <table:table-cell table:style-name="ce102"/>
          <table:table-cell table:style-name="ce90" table:number-columns-repeated="2"/>
          <table:table-cell table:style-name="ce160" office:value-type="string" calcext:value-type="string">
            <text:p>M</text:p>
          </table:table-cell>
          <table:table-cell table:number-columns-repeated="1009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.00.0000</text:date>, <text:time style:data-style-name="N2" text:time-value="10:47:57.19413857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Precz</meta:initial-creator>
    <meta:creation-date>2020-10-21T11:54:52.389960630</meta:creation-date>
    <meta:generator>LibreOffice/6.0.7.3$Linux_X86_64 LibreOffice_project/00m0$Build-3</meta:generator>
    <dc:date>2023-06-12T10:49:28.268422380</dc:date>
    <dc:creator>Andrzej Precz</dc:creator>
    <meta:editing-duration>P1DT3H48M23S</meta:editing-duration>
    <meta:editing-cycles>532</meta:editing-cycles>
    <meta:document-statistic meta:table-count="37" meta:cell-count="1565" meta:object-count="0"/>
  </office:meta>
</office:document-meta>
</file>